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 table:print="false">
        <table:table-column table:style-name="co2" table:number-columns-repeated="6" table:default-cell-style-name="ce1"/>
        <table:table-column table:style-name="co1" table:default-cell-style-name="ce1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2" office:value-type="float" office:value="0.01">
            <text:p>0.0100</text:p>
          </table:table-cell>
          <table:table-cell table:formula="of:=1 - SQRT( POWER([.A2]; 2) +POWER( [.B2];2))" office:value-type="float" office:value="0.985857864376269">
            <text:p>0.9859</text:p>
          </table:table-cell>
          <table:table-cell table:number-columns-repeated="3" office:value-type="float" office:value="0">
            <text:p>0.0000</text:p>
          </table:table-cell>
          <table:table-cell office:value-type="float" office:value="0.01">
            <text:p>0.0100</text:p>
          </table:table-cell>
        </table:table-row>
        <table:table-row table:style-name="ro1">
          <table:table-cell table:formula="of:=[.A2]*1.25" office:value-type="float" office:value="0.0125">
            <text:p>0.0125</text:p>
          </table:table-cell>
          <table:table-cell table:formula="of:=[.B2]*1.5" office:value-type="float" office:value="0.015">
            <text:p>0.0150</text:p>
          </table:table-cell>
          <table:table-cell table:formula="of:=1 - SQRT( POWER([.A3]; 2) +POWER( [.B3];2))" office:value-type="float" office:value="0.980474375810233">
            <text:p>0.9805</text:p>
          </table:table-cell>
          <table:table-cell table:formula="of:=(ATAN([.C3]/[.B3]) - ATAN([.C2]/[.B2]))/([.G3]-[.G2])" office:value-type="float" office:value="-0.515442142497857">
            <text:p>-0.5154</text:p>
          </table:table-cell>
          <table:table-cell table:formula="of:=-(ATAN([.C3]/[.A3]) - ATAN([.C2]/[.A2]))/([.G3]-[.G2])" office:value-type="float" office:value="0.260513800015039">
            <text:p>0.2605</text:p>
          </table:table-cell>
          <table:table-cell table:formula="of:=(ATAN([.B3]/[.A3]) - ATAN([.B2]/[.A2]))/([.G3]-[.G2])" office:value-type="float" office:value="9.06598872007451">
            <text:p>9.0660</text:p>
          </table:table-cell>
          <table:table-cell table:formula="of:=[.G2]+0.01" office:value-type="float" office:value="0.02">
            <text:p>0.0200</text:p>
          </table:table-cell>
        </table:table-row>
        <table:table-row table:style-name="ro1">
          <table:table-cell table:formula="of:=[.A3]*1.25" office:value-type="float" office:value="0.015625">
            <text:p>0.0156</text:p>
          </table:table-cell>
          <table:table-cell table:formula="of:=[.B3]*1.5" office:value-type="float" office:value="0.0225">
            <text:p>0.0225</text:p>
          </table:table-cell>
          <table:table-cell table:formula="of:=1 - SQRT( POWER([.A4]; 2) +POWER( [.B4];2))" office:value-type="float" office:value="0.972606741248986">
            <text:p>0.9726</text:p>
          </table:table-cell>
          <table:table-cell table:formula="of:=(ATAN([.C4]/[.B4]) - ATAN([.C3]/[.B3]))/([.G4]-[.G3])" office:value-type="float" office:value="-0.783205854625724">
            <text:p>-0.7832</text:p>
          </table:table-cell>
          <table:table-cell table:formula="of:=-(ATAN([.C4]/[.A4]) - ATAN([.C3]/[.A3]))/([.G4]-[.G3])" office:value-type="float" office:value="0.331545272035472">
            <text:p>0.3315</text:p>
          </table:table-cell>
          <table:table-cell table:formula="of:=(ATAN([.B4]/[.A4]) - ATAN([.B3]/[.A3]))/([.G4]-[.G3])" office:value-type="float" office:value="8.77506121502952">
            <text:p>8.7751</text:p>
          </table:table-cell>
          <table:table-cell table:formula="of:=[.G3]+0.01" office:value-type="float" office:value="0.03">
            <text:p>0.0300</text:p>
          </table:table-cell>
        </table:table-row>
        <table:table-row table:style-name="ro1">
          <table:table-cell table:formula="of:=[.A4]*1.25" office:value-type="float" office:value="0.01953125">
            <text:p>0.0195</text:p>
          </table:table-cell>
          <table:table-cell table:formula="of:=[.B4]*1.5" office:value-type="float" office:value="0.03375">
            <text:p>0.0338</text:p>
          </table:table-cell>
          <table:table-cell table:formula="of:=1 - SQRT( POWER([.A5]; 2) +POWER( [.B5];2))" office:value-type="float" office:value="0.961005997556515">
            <text:p>0.9610</text:p>
          </table:table-cell>
          <table:table-cell table:formula="of:=(ATAN([.C5]/[.B5]) - ATAN([.C4]/[.B4]))/([.G5]-[.G4])" office:value-type="float" office:value="-1.19754378660635">
            <text:p>-1.1975</text:p>
          </table:table-cell>
          <table:table-cell table:formula="of:=-(ATAN([.C5]/[.A5]) - ATAN([.C4]/[.A4]))/([.G5]-[.G4])" office:value-type="float" office:value="0.425726404800142">
            <text:p>0.4257</text:p>
          </table:table-cell>
          <table:table-cell table:formula="of:=(ATAN([.B5]/[.A5]) - ATAN([.B4]/[.A4]))/([.G5]-[.G4])" office:value-type="float" office:value="8.23744074517664">
            <text:p>8.2374</text:p>
          </table:table-cell>
          <table:table-cell table:formula="of:=[.G4]+0.01" office:value-type="float" office:value="0.04">
            <text:p>0.0400</text:p>
          </table:table-cell>
        </table:table-row>
        <table:table-row table:style-name="ro1">
          <table:table-cell table:formula="of:=[.A5]*1.25" office:value-type="float" office:value="0.0244140625">
            <text:p>0.0244</text:p>
          </table:table-cell>
          <table:table-cell table:formula="of:=[.B5]*1.5" office:value-type="float" office:value="0.050625">
            <text:p>0.0506</text:p>
          </table:table-cell>
          <table:table-cell table:formula="of:=1 - SQRT( POWER([.A6]; 2) +POWER( [.B6];2))" office:value-type="float" office:value="0.943795577818521">
            <text:p>0.9438</text:p>
          </table:table-cell>
          <table:table-cell table:formula="of:=(ATAN([.C6]/[.B6]) - ATAN([.C5]/[.B5]))/([.G6]-[.G5])" office:value-type="float" office:value="-1.84834175852377">
            <text:p>-1.8483</text:p>
          </table:table-cell>
          <table:table-cell table:formula="of:=-(ATAN([.C6]/[.A6]) - ATAN([.C5]/[.A5]))/([.G6]-[.G5])" office:value-type="float" office:value="0.55412315280019">
            <text:p>0.5541</text:p>
          </table:table-cell>
          <table:table-cell table:formula="of:=(ATAN([.B6]/[.A6]) - ATAN([.B5]/[.A5]))/([.G6]-[.G5])" office:value-type="float" office:value="7.52637095440331">
            <text:p>7.5264</text:p>
          </table:table-cell>
          <table:table-cell table:formula="of:=[.G5]+0.01" office:value-type="float" office:value="0.05">
            <text:p>0.0500</text:p>
          </table:table-cell>
        </table:table-row>
        <table:table-row table:style-name="ro1">
          <table:table-cell table:formula="of:=[.A6]*1.25" office:value-type="float" office:value="0.030517578125">
            <text:p>0.0305</text:p>
          </table:table-cell>
          <table:table-cell table:formula="of:=[.B6]*1.5" office:value-type="float" office:value="0.0759375">
            <text:p>0.0759</text:p>
          </table:table-cell>
          <table:table-cell table:formula="of:=1 - SQRT( POWER([.A7]; 2) +POWER( [.B7];2))" office:value-type="float" office:value="0.918159750239473">
            <text:p>0.9182</text:p>
          </table:table-cell>
          <table:table-cell table:formula="of:=(ATAN([.C7]/[.B7]) - ATAN([.C6]/[.B6]))/([.G7]-[.G6])" office:value-type="float" office:value="-2.8929949505198">
            <text:p>-2.8930</text:p>
          </table:table-cell>
          <table:table-cell table:formula="of:=-(ATAN([.C7]/[.A7]) - ATAN([.C6]/[.A6]))/([.G7]-[.G6])" office:value-type="float" office:value="0.736334495560187">
            <text:p>0.7363</text:p>
          </table:table-cell>
          <table:table-cell table:formula="of:=(ATAN([.B7]/[.A7]) - ATAN([.B6]/[.A6]))/([.G7]-[.G6])" office:value-type="float" office:value="6.72256220469791">
            <text:p>6.7226</text:p>
          </table:table-cell>
          <table:table-cell table:formula="of:=[.G6]+0.01" office:value-type="float" office:value="0.06">
            <text:p>0.0600</text:p>
          </table:table-cell>
        </table:table-row>
        <table:table-row table:style-name="ro1">
          <table:table-cell table:formula="of:=[.A7]*1.25" office:value-type="float" office:value="0.03814697265625">
            <text:p>0.0381</text:p>
          </table:table-cell>
          <table:table-cell table:formula="of:=[.B7]*1.5" office:value-type="float" office:value="0.11390625">
            <text:p>0.1139</text:p>
          </table:table-cell>
          <table:table-cell table:formula="of:=1 - SQRT( POWER([.A8]; 2) +POWER( [.B8];2))" office:value-type="float" office:value="0.879875792148713">
            <text:p>0.8799</text:p>
          </table:table-cell>
          <table:table-cell table:formula="of:=(ATAN([.C8]/[.B8]) - ATAN([.C7]/[.B7]))/([.G8]-[.G7])" office:value-type="float" office:value="-4.6222793660504">
            <text:p>-4.6223</text:p>
          </table:table-cell>
          <table:table-cell table:formula="of:=-(ATAN([.C8]/[.A8]) - ATAN([.C7]/[.A7]))/([.G8]-[.G7])" office:value-type="float" office:value="1.01022849986545">
            <text:p>1.0102</text:p>
          </table:table-cell>
          <table:table-cell table:formula="of:=(ATAN([.B8]/[.A8]) - ATAN([.B7]/[.A7]))/([.G8]-[.G7])" office:value-type="float" office:value="5.8965853203381">
            <text:p>5.8966</text:p>
          </table:table-cell>
          <table:table-cell table:formula="of:=[.G7]+0.01" office:value-type="float" office:value="0.07">
            <text:p>0.0700</text:p>
          </table:table-cell>
        </table:table-row>
        <table:table-row table:style-name="ro1">
          <table:table-cell table:formula="of:=[.A8]*1.25" office:value-type="float" office:value="0.0476837158203125">
            <text:p>0.0477</text:p>
          </table:table-cell>
          <table:table-cell table:formula="of:=[.B8]*1.5" office:value-type="float" office:value="0.170859375">
            <text:p>0.1709</text:p>
          </table:table-cell>
          <table:table-cell table:formula="of:=1 - SQRT( POWER([.A9]; 2) +POWER( [.B9];2))" office:value-type="float" office:value="0.822611548347073">
            <text:p>0.8226</text:p>
          </table:table-cell>
          <table:table-cell table:formula="of:=(ATAN([.C9]/[.B9]) - ATAN([.C8]/[.B8]))/([.G9]-[.G8])" office:value-type="float" office:value="-7.60505886734033">
            <text:p>-7.6051</text:p>
          </table:table-cell>
          <table:table-cell table:formula="of:=-(ATAN([.C9]/[.A9]) - ATAN([.C8]/[.A8]))/([.G9]-[.G8])" office:value-type="float" office:value="1.45736493718276">
            <text:p>1.4574</text:p>
          </table:table-cell>
          <table:table-cell table:formula="of:=(ATAN([.B9]/[.A9]) - ATAN([.B8]/[.A8]))/([.G9]-[.G8])" office:value-type="float" office:value="5.1001159860399">
            <text:p>5.1001</text:p>
          </table:table-cell>
          <table:table-cell table:formula="of:=[.G8]+0.01" office:value-type="float" office:value="0.08">
            <text:p>0.0800</text:p>
          </table:table-cell>
        </table:table-row>
        <table:table-row table:style-name="ro1">
          <table:table-cell table:formula="of:=[.A9]*1.25" office:value-type="float" office:value="0.0596046447753906">
            <text:p>0.0596</text:p>
          </table:table-cell>
          <table:table-cell table:formula="of:=[.B9]*1.5" office:value-type="float" office:value="0.2562890625">
            <text:p>0.2563</text:p>
          </table:table-cell>
          <table:table-cell table:formula="of:=1 - SQRT( POWER([.A10]; 2) +POWER( [.B10];2))" office:value-type="float" office:value="0.736871139484987">
            <text:p>0.7369</text:p>
          </table:table-cell>
          <table:table-cell table:formula="of:=(ATAN([.C10]/[.B10]) - ATAN([.C9]/[.B9]))/([.G10]-[.G9])" office:value-type="float" office:value="-12.9928188596106">
            <text:p>-12.9928</text:p>
          </table:table-cell>
          <table:table-cell table:formula="of:=-(ATAN([.C10]/[.A10]) - ATAN([.C9]/[.A9]))/([.G10]-[.G9])" office:value-type="float" office:value="2.28116335400965">
            <text:p>2.2812</text:p>
          </table:table-cell>
          <table:table-cell table:formula="of:=(ATAN([.B10]/[.A10]) - ATAN([.B9]/[.A9]))/([.G10]-[.G9])" office:value-type="float" office:value="4.36508807859006">
            <text:p>4.3651</text:p>
          </table:table-cell>
          <table:table-cell table:formula="of:=[.G9]+0.01" office:value-type="float" office:value="0.09">
            <text:p>0.0900</text:p>
          </table:table-cell>
        </table:table-row>
        <table:table-row table:style-name="ro1">
          <table:table-cell table:formula="of:=[.A10]*1.25" office:value-type="float" office:value="0.0745058059692383">
            <text:p>0.0745</text:p>
          </table:table-cell>
          <table:table-cell table:formula="of:=[.B10]*1.5" office:value-type="float" office:value="0.38443359375">
            <text:p>0.3844</text:p>
          </table:table-cell>
          <table:table-cell table:formula="of:=1 - SQRT( POWER([.A11]; 2) +POWER( [.B11];2))" office:value-type="float" office:value="0.608413096328968">
            <text:p>0.6084</text:p>
          </table:table-cell>
          <table:table-cell table:formula="of:=(ATAN([.C11]/[.B11]) - ATAN([.C10]/[.B10]))/([.G11]-[.G10])" office:value-type="float" office:value="-22.8799179523874">
            <text:p>-22.8799</text:p>
          </table:table-cell>
          <table:table-cell table:formula="of:=-(ATAN([.C11]/[.A11]) - ATAN([.C10]/[.A10]))/([.G11]-[.G10])" office:value-type="float" office:value="4.11394454509702">
            <text:p>4.1139</text:p>
          </table:table-cell>
          <table:table-cell table:formula="of:=(ATAN([.B11]/[.A11]) - ATAN([.B10]/[.A10]))/([.G11]-[.G10])" office:value-type="float" office:value="3.70725984162601">
            <text:p>3.7073</text:p>
          </table:table-cell>
          <table:table-cell table:formula="of:=[.G10]+0.01" office:value-type="float" office:value="0.1">
            <text:p>0.1000</text:p>
          </table:table-cell>
        </table:table-row>
        <table:table-row table:style-name="ro1">
          <table:table-cell table:formula="of:=[.A11]*1.25" office:value-type="float" office:value="0.0931322574615479">
            <text:p>0.0931</text:p>
          </table:table-cell>
          <table:table-cell table:formula="of:=[.B11]*1.5" office:value-type="float" office:value="0.576650390625">
            <text:p>0.5767</text:p>
          </table:table-cell>
          <table:table-cell table:formula="of:=1 - SQRT( POWER([.A12]; 2) +POWER( [.B12];2))" office:value-type="float" office:value="0.415877332756339">
            <text:p>0.4159</text:p>
          </table:table-cell>
          <table:table-cell table:formula="of:=(ATAN([.C12]/[.B12]) - ATAN([.C11]/[.B11]))/([.G12]-[.G11])" office:value-type="float" office:value="-38.2467621625091">
            <text:p>-38.2468</text:p>
          </table:table-cell>
          <table:table-cell table:formula="of:=-(ATAN([.C12]/[.A12]) - ATAN([.C11]/[.A11]))/([.G12]-[.G11])" office:value-type="float" office:value="9.84543178825">
            <text:p>9.8454</text:p>
          </table:table-cell>
          <table:table-cell table:formula="of:=(ATAN([.B12]/[.A12]) - ATAN([.B11]/[.A11]))/([.G12]-[.G11])" office:value-type="float" office:value="3.131051429122">
            <text:p>3.1311</text:p>
          </table:table-cell>
          <table:table-cell table:formula="of:=[.G11]+0.01" office:value-type="float" office:value="0.11">
            <text:p>0.1100</text:p>
          </table:table-cell>
        </table:table-row>
        <table:table-row table:style-name="ro1">
          <table:table-cell table:formula="of:=[.A12]*1.25" office:value-type="float" office:value="0.116415321826935">
            <text:p>0.1164</text:p>
          </table:table-cell>
          <table:table-cell table:formula="of:=[.B12]*1.5" office:value-type="float" office:value="0.8649755859375">
            <text:p>0.8650</text:p>
          </table:table-cell>
          <table:table-cell table:formula="of:=1 - SQRT( POWER([.A13]; 2) +POWER( [.B13];2))" office:value-type="float" office:value="0.127225520868082">
            <text:p>0.1272</text:p>
          </table:table-cell>
          <table:table-cell table:formula="of:=(ATAN([.C13]/[.B13]) - ATAN([.C12]/[.B12]))/([.G13]-[.G12])" office:value-type="float" office:value="-47.8771023590203">
            <text:p>-47.8771</text:p>
          </table:table-cell>
          <table:table-cell table:formula="of:=-(ATAN([.C13]/[.A13]) - ATAN([.C12]/[.A12]))/([.G13]-[.G12])" office:value-type="float" office:value="52.0750975980833">
            <text:p>52.0751</text:p>
          </table:table-cell>
          <table:table-cell table:formula="of:=(ATAN([.B13]/[.A13]) - ATAN([.B12]/[.A12]))/([.G13]-[.G12])" office:value-type="float" office:value="2.6338852277092">
            <text:p>2.6339</text:p>
          </table:table-cell>
          <table:table-cell table:formula="of:=[.G12]+0.01" office:value-type="float" office:value="0.12">
            <text:p>0.1200</text:p>
          </table:table-cell>
        </table:table-row>
        <table:table-row table:style-name="ro1">
          <table:table-cell table:formula="of:=[.A13]*1.25" office:value-type="float" office:value="0.145519152283669">
            <text:p>0.1455</text:p>
          </table:table-cell>
          <table:table-cell table:formula="of:=[.B13]*0.6" office:value-type="float" office:value="0.5189853515625">
            <text:p>0.5190</text:p>
          </table:table-cell>
          <table:table-cell table:formula="of:=1 - SQRT( POWER([.A14]; 2) +POWER( [.B14];2))" office:value-type="float" office:value="0.460999425957811">
            <text:p>0.4610</text:p>
          </table:table-cell>
          <table:table-cell table:formula="of:=(ATAN([.C14]/[.B14]) - ATAN([.C13]/[.B13]))/([.G14]-[.G13])" office:value-type="float" office:value="58.0258297695122">
            <text:p>58.0258</text:p>
          </table:table-cell>
          <table:table-cell table:formula="of:=-(ATAN([.C14]/[.A14]) - ATAN([.C13]/[.A13]))/([.G14]-[.G13])" office:value-type="float" office:value="-43.5296561667708">
            <text:p>-43.5297</text:p>
          </table:table-cell>
          <table:table-cell table:formula="of:=(ATAN([.B14]/[.A14]) - ATAN([.B13]/[.A13]))/([.G14]-[.G13])" office:value-type="float" office:value="-13.9587764814513">
            <text:p>-13.9588</text:p>
          </table:table-cell>
          <table:table-cell table:formula="of:=[.G13]+0.01" office:value-type="float" office:value="0.13">
            <text:p>0.1300</text:p>
          </table:table-cell>
        </table:table-row>
        <table:table-row table:style-name="ro1">
          <table:table-cell table:formula="of:=[.A14]*1.25" office:value-type="float" office:value="0.181898940354586">
            <text:p>0.1819</text:p>
          </table:table-cell>
          <table:table-cell table:formula="of:=[.B14]*0.6" office:value-type="float" office:value="0.3113912109375">
            <text:p>0.3114</text:p>
          </table:table-cell>
          <table:table-cell table:formula="of:=1 - SQRT( POWER([.A15]; 2) +POWER( [.B15];2))" office:value-type="float" office:value="0.639373169673631">
            <text:p>0.6394</text:p>
          </table:table-cell>
          <table:table-cell table:formula="of:=(ATAN([.C15]/[.B15]) - ATAN([.C14]/[.B14]))/([.G15]-[.G14])" office:value-type="float" office:value="39.1285027492473">
            <text:p>39.1285</text:p>
          </table:table-cell>
          <table:table-cell table:formula="of:=-(ATAN([.C15]/[.A15]) - ATAN([.C14]/[.A14]))/([.G15]-[.G14])" office:value-type="float" office:value="-2.85885661391702">
            <text:p>-2.8589</text:p>
          </table:table-cell>
          <table:table-cell table:formula="of:=(ATAN([.B15]/[.A15]) - ATAN([.B14]/[.A14]))/([.G15]-[.G14])" office:value-type="float" office:value="-25.5311163382202">
            <text:p>-25.5311</text:p>
          </table:table-cell>
          <table:table-cell table:formula="of:=[.G14]+0.01" office:value-type="float" office:value="0.14">
            <text:p>0.1400</text:p>
          </table:table-cell>
        </table:table-row>
        <table:table-row table:style-name="ro1">
          <table:table-cell table:formula="of:=[.A15]*1.25" office:value-type="float" office:value="0.227373675443232">
            <text:p>0.2274</text:p>
          </table:table-cell>
          <table:table-cell table:formula="of:=[.B15]*0.6" office:value-type="float" office:value="0.1868347265625">
            <text:p>0.1868</text:p>
          </table:table-cell>
          <table:table-cell table:formula="of:=1 - SQRT( POWER([.A16]; 2) +POWER( [.B16];2))" office:value-type="float" office:value="0.705711020705415">
            <text:p>0.7057</text:p>
          </table:table-cell>
          <table:table-cell table:formula="of:=(ATAN([.C16]/[.B16]) - ATAN([.C15]/[.B15]))/([.G16]-[.G15])" office:value-type="float" office:value="19.4405338149986">
            <text:p>19.4405</text:p>
          </table:table-cell>
          <table:table-cell table:formula="of:=-(ATAN([.C16]/[.A16]) - ATAN([.C15]/[.A15]))/([.G16]-[.G15])" office:value-type="float" office:value="3.45163655150915">
            <text:p>3.4516</text:p>
          </table:table-cell>
          <table:table-cell table:formula="of:=(ATAN([.B16]/[.A16]) - ATAN([.B15]/[.A15]))/([.G16]-[.G15])" office:value-type="float" office:value="-35.4275359871679">
            <text:p>-35.4275</text:p>
          </table:table-cell>
          <table:table-cell table:formula="of:=[.G15]+0.01" office:value-type="float" office:value="0.15">
            <text:p>0.1500</text:p>
          </table:table-cell>
        </table:table-row>
        <table:table-row table:style-name="ro1">
          <table:table-cell table:formula="of:=[.A16]*1.25" office:value-type="float" office:value="0.28421709430404">
            <text:p>0.2842</text:p>
          </table:table-cell>
          <table:table-cell table:formula="of:=[.B16]*0.6" office:value-type="float" office:value="0.1121008359375">
            <text:p>0.1121</text:p>
          </table:table-cell>
          <table:table-cell table:formula="of:=1 - SQRT( POWER([.A17]; 2) +POWER( [.B17];2))" office:value-type="float" office:value="0.694474298769289">
            <text:p>0.6945</text:p>
          </table:table-cell>
          <table:table-cell table:formula="of:=(ATAN([.C17]/[.B17]) - ATAN([.C16]/[.B16]))/([.G17]-[.G16])" office:value-type="float" office:value="9.87713009903845">
            <text:p>9.8771</text:p>
          </table:table-cell>
          <table:table-cell table:formula="of:=-(ATAN([.C17]/[.A17]) - ATAN([.C16]/[.A16]))/([.G17]-[.G16])" office:value-type="float" office:value="7.67702167919488">
            <text:p>7.6770</text:p>
          </table:table-cell>
          <table:table-cell table:formula="of:=(ATAN([.B17]/[.A17]) - ATAN([.B16]/[.A16]))/([.G17]-[.G16])" office:value-type="float" office:value="-31.2151390911153">
            <text:p>-31.2151</text:p>
          </table:table-cell>
          <table:table-cell table:formula="of:=[.G16]+0.01" office:value-type="float" office:value="0.16">
            <text:p>0.1600</text:p>
          </table:table-cell>
        </table:table-row>
        <table:table-row table:style-name="ro1">
          <table:table-cell table:formula="of:=[.A17]*1.25" office:value-type="float" office:value="0.35527136788005">
            <text:p>0.3553</text:p>
          </table:table-cell>
          <table:table-cell table:formula="of:=[.B17]*0.6" office:value-type="float" office:value="0.0672605015625001">
            <text:p>0.0673</text:p>
          </table:table-cell>
          <table:table-cell table:formula="of:=1 - SQRT( POWER([.A18]; 2) +POWER( [.B18];2))" office:value-type="float" office:value="0.638417754990927">
            <text:p>0.6384</text:p>
          </table:table-cell>
          <table:table-cell table:formula="of:=(ATAN([.C18]/[.B18]) - ATAN([.C17]/[.B17]))/([.G18]-[.G17])" office:value-type="float" office:value="5.5070046545423">
            <text:p>5.5070</text:p>
          </table:table-cell>
          <table:table-cell table:formula="of:=-(ATAN([.C18]/[.A18]) - ATAN([.C17]/[.A17]))/([.G18]-[.G17])" office:value-type="float" office:value="11.9350915168827">
            <text:p>11.9351</text:p>
          </table:table-cell>
          <table:table-cell table:formula="of:=(ATAN([.B18]/[.A18]) - ATAN([.B17]/[.A17]))/([.G18]-[.G17])" office:value-type="float" office:value="-18.8579594336005">
            <text:p>-18.8580</text:p>
          </table:table-cell>
          <table:table-cell table:formula="of:=[.G17]+0.01" office:value-type="float" office:value="0.17">
            <text:p>0.1700</text:p>
          </table:table-cell>
        </table:table-row>
        <table:table-row table:style-name="ro1">
          <table:table-cell table:formula="of:=[.A18]*1.25" office:value-type="float" office:value="0.444089209850063">
            <text:p>0.4441</text:p>
          </table:table-cell>
          <table:table-cell table:formula="of:=[.B18]*0.6" office:value-type="float" office:value="0.0403563009375">
            <text:p>0.0404</text:p>
          </table:table-cell>
          <table:table-cell table:formula="of:=1 - SQRT( POWER([.A19]; 2) +POWER( [.B19];2))" office:value-type="float" office:value="0.554080884766518">
            <text:p>0.5541</text:p>
          </table:table-cell>
          <table:table-cell table:formula="of:=(ATAN([.C19]/[.B19]) - ATAN([.C18]/[.B18]))/([.G19]-[.G18])" office:value-type="float" office:value="3.22614822323286">
            <text:p>3.2261</text:p>
          </table:table-cell>
          <table:table-cell table:formula="of:=-(ATAN([.C19]/[.A19]) - ATAN([.C18]/[.A18]))/([.G19]-[.G18])" office:value-type="float" office:value="16.7837423233221">
            <text:p>16.7837</text:p>
          </table:table-cell>
          <table:table-cell table:formula="of:=(ATAN([.B19]/[.A19]) - ATAN([.B18]/[.A18]))/([.G19]-[.G18])" office:value-type="float" office:value="-9.64815951126047">
            <text:p>-9.6482</text:p>
          </table:table-cell>
          <table:table-cell table:formula="of:=[.G18]+0.01" office:value-type="float" office:value="0.18">
            <text:p>0.1800</text:p>
          </table:table-cell>
        </table:table-row>
        <table:table-row table:style-name="ro1">
          <table:table-cell table:formula="of:=[.A19]*1.25" office:value-type="float" office:value="0.555111512312578">
            <text:p>0.5551</text:p>
          </table:table-cell>
          <table:table-cell table:formula="of:=[.B19]*1.1" office:value-type="float" office:value="0.04439193103125">
            <text:p>0.0444</text:p>
          </table:table-cell>
          <table:table-cell table:formula="of:=1 - SQRT( POWER([.A20]; 2) +POWER( [.B20];2))" office:value-type="float" office:value="0.443116318570349">
            <text:p>0.4431</text:p>
          </table:table-cell>
          <table:table-cell table:formula="of:=(ATAN([.C20]/[.B20]) - ATAN([.C19]/[.B19]))/([.G20]-[.G19])" office:value-type="float" office:value="-2.71417800544453">
            <text:p>-2.7142</text:p>
          </table:table-cell>
          <table:table-cell table:formula="of:=-(ATAN([.C20]/[.A20]) - ATAN([.C19]/[.A19]))/([.G20]-[.G19])" office:value-type="float" office:value="22.1477326673317">
            <text:p>22.1477</text:p>
          </table:table-cell>
          <table:table-cell table:formula="of:=(ATAN([.B20]/[.A20]) - ATAN([.B19]/[.A19]))/([.G20]-[.G19])" office:value-type="float" office:value="-1.08258183037023">
            <text:p>-1.0826</text:p>
          </table:table-cell>
          <table:table-cell table:formula="of:=[.G19]+0.01" office:value-type="float" office:value="0.19">
            <text:p>0.1900</text:p>
          </table:table-cell>
        </table:table-row>
        <table:table-row table:style-name="ro1">
          <table:table-cell table:formula="of:=[.A20]*1.25" office:value-type="float" office:value="0.693889390390723">
            <text:p>0.6939</text:p>
          </table:table-cell>
          <table:table-cell table:formula="of:=[.B20]*1.1" office:value-type="float" office:value="0.0488311241343751">
            <text:p>0.0488</text:p>
          </table:table-cell>
          <table:table-cell table:formula="of:=1 - SQRT( POWER([.A21]; 2) +POWER( [.B21];2))" office:value-type="float" office:value="0.304394533675133">
            <text:p>0.3044</text:p>
          </table:table-cell>
          <table:table-cell table:formula="of:=(ATAN([.C21]/[.B21]) - ATAN([.C20]/[.B20]))/([.G21]-[.G20])" office:value-type="float" office:value="-5.92171721467515">
            <text:p>-5.9217</text:p>
          </table:table-cell>
          <table:table-cell table:formula="of:=-(ATAN([.C21]/[.A21]) - ATAN([.C20]/[.A20]))/([.G21]-[.G20])" office:value-type="float" office:value="26.0271972364313">
            <text:p>26.0272</text:p>
          </table:table-cell>
          <table:table-cell table:formula="of:=(ATAN([.B21]/[.A21]) - ATAN([.B20]/[.A20]))/([.G21]-[.G20])" office:value-type="float" office:value="-0.954233464937275">
            <text:p>-0.9542</text:p>
          </table:table-cell>
          <table:table-cell table:formula="of:=[.G20]+0.01" office:value-type="float" office:value="0.2">
            <text:p>0.2000</text:p>
          </table:table-cell>
        </table:table-row>
        <table:table-row table:style-name="ro1">
          <table:table-cell table:formula="of:=[.A21]*1.25" office:value-type="float" office:value="0.867361737988404">
            <text:p>0.8674</text:p>
          </table:table-cell>
          <table:table-cell table:formula="of:=[.B21]*1.1" office:value-type="float" office:value="0.0537142365478126">
            <text:p>0.0537</text:p>
          </table:table-cell>
          <table:table-cell table:formula="of:=1 - SQRT( POWER([.A22]; 2) +POWER( [.B22];2))" office:value-type="float" office:value="0.130976637981361">
            <text:p>0.1310</text:p>
          </table:table-cell>
          <table:table-cell table:formula="of:=(ATAN([.C22]/[.B22]) - ATAN([.C21]/[.B21]))/([.G22]-[.G21])" office:value-type="float" office:value="-23.0122283447091">
            <text:p>-23.0122</text:p>
          </table:table-cell>
          <table:table-cell table:formula="of:=-(ATAN([.C22]/[.A22]) - ATAN([.C21]/[.A21]))/([.G22]-[.G21])" office:value-type="float" office:value="26.3525941620951">
            <text:p>26.3526</text:p>
          </table:table-cell>
          <table:table-cell table:formula="of:=(ATAN([.B22]/[.A22]) - ATAN([.B21]/[.A21]))/([.G22]-[.G21])" office:value-type="float" office:value="-0.840792651721037">
            <text:p>-0.8408</text:p>
          </table:table-cell>
          <table:table-cell table:formula="of:=[.G21]+0.01" office:value-type="float" office:value="0.21">
            <text:p>0.2100</text:p>
          </table:table-cell>
        </table:table-row>
        <table:table-row table:style-name="ro1">
          <table:table-cell table:formula="of:=[.A22]*0.67" office:value-type="float" office:value="0.58113236445223">
            <text:p>0.5811</text:p>
          </table:table-cell>
          <table:table-cell table:formula="of:=[.B22]*1.1" office:value-type="float" office:value="0.0590856602025938">
            <text:p>0.0591</text:p>
          </table:table-cell>
          <table:table-cell table:formula="of:=1 - SQRT( POWER([.A23]; 2) +POWER( [.B23];2))" office:value-type="float" office:value="0.415871640599931">
            <text:p>0.4159</text:p>
          </table:table-cell>
          <table:table-cell table:formula="of:=(ATAN([.C23]/[.B23]) - ATAN([.C22]/[.B22]))/([.G23]-[.G22])" office:value-type="float" office:value="24.8055411992066">
            <text:p>24.8055</text:p>
          </table:table-cell>
          <table:table-cell table:formula="of:=-(ATAN([.C23]/[.A23]) - ATAN([.C22]/[.A22]))/([.G23]-[.G22])" office:value-type="float" office:value="-47.1260921734816">
            <text:p>-47.1261</text:p>
          </table:table-cell>
          <table:table-cell table:formula="of:=(ATAN([.B23]/[.A23]) - ATAN([.B22]/[.A22]))/([.G23]-[.G22])" office:value-type="float" office:value="3.94758219912547">
            <text:p>3.9476</text:p>
          </table:table-cell>
          <table:table-cell table:formula="of:=[.G22]+0.01" office:value-type="float" office:value="0.22">
            <text:p>0.2200</text:p>
          </table:table-cell>
        </table:table-row>
        <table:table-row table:style-name="ro1">
          <table:table-cell table:formula="of:=[.A23]*0.67" office:value-type="float" office:value="0.389358684182994">
            <text:p>0.3894</text:p>
          </table:table-cell>
          <table:table-cell table:formula="of:=[.B23]*1.1" office:value-type="float" office:value="0.0649942262228532">
            <text:p>0.0650</text:p>
          </table:table-cell>
          <table:table-cell table:formula="of:=1 - SQRT( POWER([.A24]; 2) +POWER( [.B24];2))" office:value-type="float" office:value="0.605253962159187">
            <text:p>0.6053</text:p>
          </table:table-cell>
          <table:table-cell table:formula="of:=(ATAN([.C24]/[.B24]) - ATAN([.C23]/[.B23]))/([.G24]-[.G23])" office:value-type="float" office:value="3.41586373077533">
            <text:p>3.4159</text:p>
          </table:table-cell>
          <table:table-cell table:formula="of:=-(ATAN([.C24]/[.A24]) - ATAN([.C23]/[.A23]))/([.G24]-[.G23])" office:value-type="float" office:value="-37.8012568619949">
            <text:p>-37.8013</text:p>
          </table:table-cell>
          <table:table-cell table:formula="of:=(ATAN([.B24]/[.A24]) - ATAN([.B23]/[.A23]))/([.G24]-[.G23])" office:value-type="float" office:value="6.40762024918697">
            <text:p>6.4076</text:p>
          </table:table-cell>
          <table:table-cell table:formula="of:=[.G23]+0.01" office:value-type="float" office:value="0.23">
            <text:p>0.2300</text:p>
          </table:table-cell>
        </table:table-row>
        <table:table-row table:style-name="ro1">
          <table:table-cell table:formula="of:=[.A24]*0.67" office:value-type="float" office:value="0.260870318402606">
            <text:p>0.2609</text:p>
          </table:table-cell>
          <table:table-cell table:formula="of:=[.B24]*1.1" office:value-type="float" office:value="0.0714936488451385">
            <text:p>0.0715</text:p>
          </table:table-cell>
          <table:table-cell table:formula="of:=1 - SQRT( POWER([.A25]; 2) +POWER( [.B25];2))" office:value-type="float" office:value="0.729510323951784">
            <text:p>0.7295</text:p>
          </table:table-cell>
          <table:table-cell table:formula="of:=(ATAN([.C25]/[.B25]) - ATAN([.C24]/[.B24]))/([.G25]-[.G24])" office:value-type="float" office:value="0.928318839995089">
            <text:p>0.9283</text:p>
          </table:table-cell>
          <table:table-cell table:formula="of:=-(ATAN([.C25]/[.A25]) - ATAN([.C24]/[.A24]))/([.G25]-[.G24])" office:value-type="float" office:value="-22.822319997322">
            <text:p>-22.8223</text:p>
          </table:table-cell>
          <table:table-cell table:formula="of:=(ATAN([.B25]/[.A25]) - ATAN([.B24]/[.A24]))/([.G25]-[.G24])" office:value-type="float" office:value="10.2089075335279">
            <text:p>10.2089</text:p>
          </table:table-cell>
          <table:table-cell table:formula="of:=[.G24]+0.01" office:value-type="float" office:value="0.24">
            <text:p>0.2400</text:p>
          </table:table-cell>
        </table:table-row>
        <table:table-row table:style-name="ro1">
          <table:table-cell table:formula="of:=[.A25]*0.67" office:value-type="float" office:value="0.174783113329746">
            <text:p>0.1748</text:p>
          </table:table-cell>
          <table:table-cell table:formula="of:=[.B25]*1.1" office:value-type="float" office:value="0.0786430137296524">
            <text:p>0.0786</text:p>
          </table:table-cell>
          <table:table-cell table:formula="of:=1 - SQRT( POWER([.A26]; 2) +POWER( [.B26];2))" office:value-type="float" office:value="0.808339205068639">
            <text:p>0.8083</text:p>
          </table:table-cell>
          <table:table-cell table:formula="of:=(ATAN([.C26]/[.B26]) - ATAN([.C25]/[.B25]))/([.G26]-[.G25])" office:value-type="float" office:value="0.0705894017481114">
            <text:p>0.0706</text:p>
          </table:table-cell>
          <table:table-cell table:formula="of:=-(ATAN([.C26]/[.A26]) - ATAN([.C25]/[.A25]))/([.G26]-[.G25])" office:value-type="float" office:value="-13.0479479817446">
            <text:p>-13.0479</text:p>
          </table:table-cell>
          <table:table-cell table:formula="of:=(ATAN([.B26]/[.A26]) - ATAN([.B25]/[.A25]))/([.G26]-[.G25])" office:value-type="float" office:value="15.5318848990099">
            <text:p>15.5319</text:p>
          </table:table-cell>
          <table:table-cell table:formula="of:=[.G25]+0.01" office:value-type="float" office:value="0.25">
            <text:p>0.2500</text:p>
          </table:table-cell>
        </table:table-row>
        <table:table-row table:style-name="ro1">
          <table:table-cell table:formula="of:=[.A26]*0.67" office:value-type="float" office:value="0.11710468593093">
            <text:p>0.1171</text:p>
          </table:table-cell>
          <table:table-cell table:formula="of:=[.B26]*1.1" office:value-type="float" office:value="0.0865073151026176">
            <text:p>0.0865</text:p>
          </table:table-cell>
          <table:table-cell table:formula="of:=1 - SQRT( POWER([.A27]; 2) +POWER( [.B27];2))" office:value-type="float" office:value="0.854408025519106">
            <text:p>0.8544</text:p>
          </table:table-cell>
          <table:table-cell table:formula="of:=(ATAN([.C27]/[.B27]) - ATAN([.C26]/[.B26]))/([.G27]-[.G26])" office:value-type="float" office:value="-0.391999399605702">
            <text:p>-0.3920</text:p>
          </table:table-cell>
          <table:table-cell table:formula="of:=-(ATAN([.C27]/[.A27]) - ATAN([.C26]/[.A26]))/([.G27]-[.G26])" office:value-type="float" office:value="-7.67359519974932">
            <text:p>-7.6736</text:p>
          </table:table-cell>
          <table:table-cell table:formula="of:=(ATAN([.B27]/[.A27]) - ATAN([.B26]/[.A26]))/([.G27]-[.G26])" office:value-type="float" office:value="21.3432046264232">
            <text:p>21.3432</text:p>
          </table:table-cell>
          <table:table-cell table:formula="of:=[.G26]+0.01" office:value-type="float" office:value="0.26">
            <text:p>0.2600</text:p>
          </table:table-cell>
        </table:table-row>
        <table:table-row table:style-name="ro1">
          <table:table-cell table:formula="of:=[.A27]*0.67" office:value-type="float" office:value="0.0784601395737231">
            <text:p>0.0785</text:p>
          </table:table-cell>
          <table:table-cell table:formula="of:=[.B27]*1.1" office:value-type="float" office:value="0.0951580466128794">
            <text:p>0.0952</text:p>
          </table:table-cell>
          <table:table-cell table:formula="of:=1 - SQRT( POWER([.A28]; 2) +POWER( [.B28];2))" office:value-type="float" office:value="0.876666925210197">
            <text:p>0.8767</text:p>
          </table:table-cell>
          <table:table-cell table:formula="of:=(ATAN([.C28]/[.B28]) - ATAN([.C27]/[.B27]))/([.G28]-[.G27])" office:value-type="float" office:value="-0.721757299296288">
            <text:p>-0.7218</text:p>
          </table:table-cell>
          <table:table-cell table:formula="of:=-(ATAN([.C28]/[.A28]) - ATAN([.C27]/[.A27]))/([.G28]-[.G27])" office:value-type="float" office:value="-4.69503368028687">
            <text:p>-4.6950</text:p>
          </table:table-cell>
          <table:table-cell table:formula="of:=(ATAN([.B28]/[.A28]) - ATAN([.B27]/[.A27]))/([.G28]-[.G27])" office:value-type="float" office:value="24.503797846703">
            <text:p>24.5038</text:p>
          </table:table-cell>
          <table:table-cell table:formula="of:=[.G27]+0.01" office:value-type="float" office:value="0.27">
            <text:p>0.2700</text:p>
          </table:table-cell>
        </table:table-row>
        <table:table-row table:style-name="ro1">
          <table:table-cell table:formula="of:=[.A28]*0.67" office:value-type="float" office:value="0.0525682935143945">
            <text:p>0.0526</text:p>
          </table:table-cell>
          <table:table-cell table:formula="of:=[.B28]*1.1" office:value-type="float" office:value="0.104673851274167">
            <text:p>0.1047</text:p>
          </table:table-cell>
          <table:table-cell table:formula="of:=1 - SQRT( POWER([.A29]; 2) +POWER( [.B29];2))" office:value-type="float" office:value="0.882867422876545">
            <text:p>0.8829</text:p>
          </table:table-cell>
          <table:table-cell table:formula="of:=(ATAN([.C29]/[.B29]) - ATAN([.C28]/[.B28]))/([.G29]-[.G28])" office:value-type="float" office:value="-0.988838323291596">
            <text:p>-0.9888</text:p>
          </table:table-cell>
          <table:table-cell table:formula="of:=-(ATAN([.C29]/[.A29]) - ATAN([.C28]/[.A28]))/([.G29]-[.G28])" office:value-type="float" office:value="-2.97879509249181">
            <text:p>-2.9788</text:p>
          </table:table-cell>
          <table:table-cell table:formula="of:=(ATAN([.B29]/[.A29]) - ATAN([.B28]/[.A28]))/([.G29]-[.G28])" office:value-type="float" office:value="22.410269990289">
            <text:p>22.4103</text:p>
          </table:table-cell>
          <table:table-cell table:formula="of:=[.G28]+0.01" office:value-type="float" office:value="0.28">
            <text:p>0.2800</text:p>
          </table:table-cell>
        </table:table-row>
        <table:table-row table:style-name="ro1">
          <table:table-cell table:formula="of:=[.A29]*0.67" office:value-type="float" office:value="0.0352207566546443">
            <text:p>0.0352</text:p>
          </table:table-cell>
          <table:table-cell table:formula="of:=[.B29]*1.1" office:value-type="float" office:value="0.115141236401584">
            <text:p>0.1151</text:p>
          </table:table-cell>
          <table:table-cell table:formula="of:=1 - SQRT( POWER([.A30]; 2) +POWER( [.B30];2))" office:value-type="float" office:value="0.87959233405048">
            <text:p>0.8796</text:p>
          </table:table-cell>
          <table:table-cell table:formula="of:=(ATAN([.C30]/[.B30]) - ATAN([.C29]/[.B29]))/([.G30]-[.G29])" office:value-type="float" office:value="-1.21525069275226">
            <text:p>-1.2153</text:p>
          </table:table-cell>
          <table:table-cell table:formula="of:=-(ATAN([.C30]/[.A30]) - ATAN([.C29]/[.A29]))/([.G30]-[.G29])" office:value-type="float" office:value="-1.94517077103728">
            <text:p>-1.9452</text:p>
          </table:table-cell>
          <table:table-cell table:formula="of:=(ATAN([.B30]/[.A30]) - ATAN([.B29]/[.A29]))/([.G30]-[.G29])" office:value-type="float" office:value="16.8561055513587">
            <text:p>16.8561</text:p>
          </table:table-cell>
          <table:table-cell table:formula="of:=[.G29]+0.01" office:value-type="float" office:value="0.29">
            <text:p>0.2900</text:p>
          </table:table-cell>
        </table:table-row>
        <table:table-row table:style-name="ro1">
          <table:table-cell table:formula="of:=[.A30]*0.67" office:value-type="float" office:value="0.0235979069586117">
            <text:p>0.0236</text:p>
          </table:table-cell>
          <table:table-cell table:formula="of:=[.B30]*1.1" office:value-type="float" office:value="0.126655360041743">
            <text:p>0.1267</text:p>
          </table:table-cell>
          <table:table-cell table:formula="of:=1 - SQRT( POWER([.A31]; 2) +POWER( [.B31];2))" office:value-type="float" office:value="0.871165061260034">
            <text:p>0.8712</text:p>
          </table:table-cell>
          <table:table-cell table:formula="of:=(ATAN([.C31]/[.B31]) - ATAN([.C30]/[.B30]))/([.G31]-[.G30])" office:value-type="float" office:value="-1.4211777546306">
            <text:p>-1.4212</text:p>
          </table:table-cell>
          <table:table-cell table:formula="of:=-(ATAN([.C31]/[.A31]) - ATAN([.C30]/[.A30]))/([.G31]-[.G30])" office:value-type="float" office:value="-1.29396225124212">
            <text:p>-1.2940</text:p>
          </table:table-cell>
          <table:table-cell table:formula="of:=(ATAN([.B31]/[.A31]) - ATAN([.B30]/[.A30]))/([.G31]-[.G30])" office:value-type="float" office:value="11.2649468628613">
            <text:p>11.2649</text:p>
          </table:table-cell>
          <table:table-cell table:formula="of:=[.G30]+0.01" office:value-type="float" office:value="0.3">
            <text:p>0.3000</text:p>
          </table:table-cell>
        </table:table-row>
        <table:table-row table:style-name="ro1">
          <table:table-cell table:formula="of:=[.A31]*0.67" office:value-type="float" office:value="0.0158105976622698">
            <text:p>0.0158</text:p>
          </table:table-cell>
          <table:table-cell table:formula="of:=[.B31]*1.1" office:value-type="float" office:value="0.139320896045917">
            <text:p>0.1393</text:p>
          </table:table-cell>
          <table:table-cell table:formula="of:=1 - SQRT( POWER([.A32]; 2) +POWER( [.B32];2))" office:value-type="float" office:value="0.859784854336362">
            <text:p>0.8598</text:p>
          </table:table-cell>
          <table:table-cell table:formula="of:=(ATAN([.C32]/[.B32]) - ATAN([.C31]/[.B31]))/([.G32]-[.G31])" office:value-type="float" office:value="-1.62706173357689">
            <text:p>-1.6271</text:p>
          </table:table-cell>
          <table:table-cell table:formula="of:=-(ATAN([.C32]/[.A32]) - ATAN([.C31]/[.A31]))/([.G32]-[.G31])" office:value-type="float" office:value="-0.869419023625206">
            <text:p>-0.8694</text:p>
          </table:table-cell>
          <table:table-cell table:formula="of:=(ATAN([.B32]/[.A32]) - ATAN([.B31]/[.A31]))/([.G32]-[.G31])" office:value-type="float" office:value="7.12039312093428">
            <text:p>7.1204</text:p>
          </table:table-cell>
          <table:table-cell table:formula="of:=[.G31]+0.01" office:value-type="float" office:value="0.31">
            <text:p>0.3100</text:p>
          </table:table-cell>
        </table:table-row>
        <table:table-row table:style-name="ro1">
          <table:table-cell table:formula="of:=[.A32]*1.1" office:value-type="float" office:value="0.0173916574284968">
            <text:p>0.0174</text:p>
          </table:table-cell>
          <table:table-cell table:formula="of:=[.B32]*1.1" office:value-type="float" office:value="0.153252985650508">
            <text:p>0.1533</text:p>
          </table:table-cell>
          <table:table-cell table:formula="of:=1 - SQRT( POWER([.A33]; 2) +POWER( [.B33];2))" office:value-type="float" office:value="0.845763339769998">
            <text:p>0.8458</text:p>
          </table:table-cell>
          <table:table-cell table:formula="of:=(ATAN([.C33]/[.B33]) - ATAN([.C32]/[.B32]))/([.G33]-[.G32])" office:value-type="float" office:value="-1.86105543796744">
            <text:p>-1.8611</text:p>
          </table:table-cell>
          <table:table-cell table:formula="of:=-(ATAN([.C33]/[.A33]) - ATAN([.C32]/[.A32]))/([.G33]-[.G32])" office:value-type="float" office:value="0.21734255298611">
            <text:p>0.2173</text:p>
          </table:table-cell>
          <table:table-cell table:formula="of:=(ATAN([.B33]/[.A33]) - ATAN([.B32]/[.A32]))/([.G33]-[.G32])" office:value-type="float" office:value="0">
            <text:p>0.0000</text:p>
          </table:table-cell>
          <table:table-cell table:formula="of:=[.G32]+0.01" office:value-type="float" office:value="0.32">
            <text:p>0.3200</text:p>
          </table:table-cell>
        </table:table-row>
        <table:table-row table:style-name="ro1">
          <table:table-cell table:formula="of:=[.A33]*1.1" office:value-type="float" office:value="0.0191308231713465">
            <text:p>0.0191</text:p>
          </table:table-cell>
          <table:table-cell table:formula="of:=[.B33]*1.1" office:value-type="float" office:value="0.168578284215559">
            <text:p>0.1686</text:p>
          </table:table-cell>
          <table:table-cell table:formula="of:=1 - SQRT( POWER([.A34]; 2) +POWER( [.B34];2))" office:value-type="float" office:value="0.830339673746998">
            <text:p>0.8303</text:p>
          </table:table-cell>
          <table:table-cell table:formula="of:=(ATAN([.C34]/[.B34]) - ATAN([.C33]/[.B33]))/([.G34]-[.G33])" office:value-type="float" office:value="-2.10450626705425">
            <text:p>-2.1045</text:p>
          </table:table-cell>
          <table:table-cell table:formula="of:=-(ATAN([.C34]/[.A34]) - ATAN([.C33]/[.A33]))/([.G34]-[.G33])" office:value-type="float" office:value="0.247531077164642">
            <text:p>0.2475</text:p>
          </table:table-cell>
          <table:table-cell table:formula="of:=(ATAN([.B34]/[.A34]) - ATAN([.B33]/[.A33]))/([.G34]-[.G33])" office:value-type="float" office:value="0">
            <text:p>0.0000</text:p>
          </table:table-cell>
          <table:table-cell table:formula="of:=[.G33]+0.01" office:value-type="float" office:value="0.33">
            <text:p>0.3300</text:p>
          </table:table-cell>
        </table:table-row>
        <table:table-row table:style-name="ro1">
          <table:table-cell table:formula="of:=[.A34]*1.1" office:value-type="float" office:value="0.0210439054884811">
            <text:p>0.0210</text:p>
          </table:table-cell>
          <table:table-cell table:formula="of:=[.B34]*1.1" office:value-type="float" office:value="0.185436112637115">
            <text:p>0.1854</text:p>
          </table:table-cell>
          <table:table-cell table:formula="of:=1 - SQRT( POWER([.A35]; 2) +POWER( [.B35];2))" office:value-type="float" office:value="0.813373641121697">
            <text:p>0.8134</text:p>
          </table:table-cell>
          <table:table-cell table:formula="of:=(ATAN([.C35]/[.B35]) - ATAN([.C34]/[.B34]))/([.G35]-[.G34])" office:value-type="float" office:value="-2.38518980392359">
            <text:p>-2.3852</text:p>
          </table:table-cell>
          <table:table-cell table:formula="of:=-(ATAN([.C35]/[.A35]) - ATAN([.C34]/[.A34]))/([.G35]-[.G34])" office:value-type="float" office:value="0.283092139878227">
            <text:p>0.2831</text:p>
          </table:table-cell>
          <table:table-cell table:formula="of:=(ATAN([.B35]/[.A35]) - ATAN([.B34]/[.A34]))/([.G35]-[.G34])" office:value-type="float" office:value="0">
            <text:p>0.0000</text:p>
          </table:table-cell>
          <table:table-cell table:formula="of:=[.G34]+0.01" office:value-type="float" office:value="0.34">
            <text:p>0.3400</text:p>
          </table:table-cell>
        </table:table-row>
        <table:table-row table:style-name="ro1">
          <table:table-cell table:formula="of:=[.A35]*1.1" office:value-type="float" office:value="0.0231482960373293">
            <text:p>0.0231</text:p>
          </table:table-cell>
          <table:table-cell table:formula="of:=[.B35]*1.1" office:value-type="float" office:value="0.203979723900827">
            <text:p>0.2040</text:p>
          </table:table-cell>
          <table:table-cell table:formula="of:=1 - SQRT( POWER([.A36]; 2) +POWER( [.B36];2))" office:value-type="float" office:value="0.794711005233867">
            <text:p>0.7947</text:p>
          </table:table-cell>
          <table:table-cell table:formula="of:=(ATAN([.C36]/[.B36]) - ATAN([.C35]/[.B35]))/([.G36]-[.G35])" office:value-type="float" office:value="-2.70951065110747">
            <text:p>-2.7095</text:p>
          </table:table-cell>
          <table:table-cell table:formula="of:=-(ATAN([.C36]/[.A36]) - ATAN([.C35]/[.A35]))/([.G36]-[.G35])" office:value-type="float" office:value="0.32531068211834">
            <text:p>0.3253</text:p>
          </table:table-cell>
          <table:table-cell table:formula="of:=(ATAN([.B36]/[.A36]) - ATAN([.B35]/[.A35]))/([.G36]-[.G35])" office:value-type="float" office:value="0">
            <text:p>0.0000</text:p>
          </table:table-cell>
          <table:table-cell table:formula="of:=[.G35]+0.01" office:value-type="float" office:value="0.35">
            <text:p>0.3500</text:p>
          </table:table-cell>
        </table:table-row>
        <table:table-row table:style-name="ro1">
          <table:table-cell table:formula="of:=[.A36]*1.1" office:value-type="float" office:value="0.0254631256410622">
            <text:p>0.0255</text:p>
          </table:table-cell>
          <table:table-cell table:formula="of:=[.B36]*1.1" office:value-type="float" office:value="0.224377696290909">
            <text:p>0.2244</text:p>
          </table:table-cell>
          <table:table-cell table:formula="of:=1 - SQRT( POWER([.A37]; 2) +POWER( [.B37];2))" office:value-type="float" office:value="0.774182105757254">
            <text:p>0.7742</text:p>
          </table:table-cell>
          <table:table-cell table:formula="of:=(ATAN([.C37]/[.B37]) - ATAN([.C36]/[.B36]))/([.G37]-[.G36])" office:value-type="float" office:value="-3.0848560864481">
            <text:p>-3.0849</text:p>
          </table:table-cell>
          <table:table-cell table:formula="of:=-(ATAN([.C37]/[.A37]) - ATAN([.C36]/[.A36]))/([.G37]-[.G36])" office:value-type="float" office:value="0.375879602635209">
            <text:p>0.3759</text:p>
          </table:table-cell>
          <table:table-cell table:formula="of:=(ATAN([.B37]/[.A37]) - ATAN([.B36]/[.A36]))/([.G37]-[.G36])" office:value-type="float" office:value="0">
            <text:p>0.0000</text:p>
          </table:table-cell>
          <table:table-cell table:formula="of:=[.G36]+0.01" office:value-type="float" office:value="0.36">
            <text:p>0.3600</text:p>
          </table:table-cell>
        </table:table-row>
        <table:table-row table:style-name="ro1">
          <table:table-cell table:formula="of:=[.A37]*1.1" office:value-type="float" office:value="0.0280094382051684">
            <text:p>0.0280</text:p>
          </table:table-cell>
          <table:table-cell table:formula="of:=[.B37]*1.1" office:value-type="float" office:value="0.24681546592">
            <text:p>0.2468</text:p>
          </table:table-cell>
          <table:table-cell table:formula="of:=1 - SQRT( POWER([.A38]; 2) +POWER( [.B38];2))" office:value-type="float" office:value="0.751600316332979">
            <text:p>0.7516</text:p>
          </table:table-cell>
          <table:table-cell table:formula="of:=(ATAN([.C38]/[.B38]) - ATAN([.C37]/[.B37]))/([.G38]-[.G37])" office:value-type="float" office:value="-3.51954712454432">
            <text:p>-3.5195</text:p>
          </table:table-cell>
          <table:table-cell table:formula="of:=-(ATAN([.C38]/[.A38]) - ATAN([.C37]/[.A37]))/([.G38]-[.G37])" office:value-type="float" office:value="0.437065849011642">
            <text:p>0.4371</text:p>
          </table:table-cell>
          <table:table-cell table:formula="of:=(ATAN([.B38]/[.A38]) - ATAN([.B37]/[.A37]))/([.G38]-[.G37])" office:value-type="float" office:value="0">
            <text:p>0.0000</text:p>
          </table:table-cell>
          <table:table-cell table:formula="of:=[.G37]+0.01" office:value-type="float" office:value="0.37">
            <text:p>0.3700</text:p>
          </table:table-cell>
        </table:table-row>
        <table:table-row table:style-name="ro1">
          <table:table-cell table:formula="of:=[.A38]*1.1" office:value-type="float" office:value="0.0308103820256852">
            <text:p>0.0308</text:p>
          </table:table-cell>
          <table:table-cell table:formula="of:=[.B38]*1.1" office:value-type="float" office:value="0.271497012512001">
            <text:p>0.2715</text:p>
          </table:table-cell>
          <table:table-cell table:formula="of:=1 - SQRT( POWER([.A39]; 2) +POWER( [.B39];2))" office:value-type="float" office:value="0.726760347966277">
            <text:p>0.7268</text:p>
          </table:table-cell>
          <table:table-cell table:formula="of:=(ATAN([.C39]/[.B39]) - ATAN([.C38]/[.B38]))/([.G39]-[.G38])" office:value-type="float" office:value="-4.02258710268357">
            <text:p>-4.0226</text:p>
          </table:table-cell>
          <table:table-cell table:formula="of:=-(ATAN([.C39]/[.A39]) - ATAN([.C38]/[.A38]))/([.G39]-[.G38])" office:value-type="float" office:value="0.511960948357059">
            <text:p>0.5120</text:p>
          </table:table-cell>
          <table:table-cell table:formula="of:=(ATAN([.B39]/[.A39]) - ATAN([.B38]/[.A38]))/([.G39]-[.G38])" office:value-type="float" office:value="0">
            <text:p>0.0000</text:p>
          </table:table-cell>
          <table:table-cell table:formula="of:=[.G38]+0.01" office:value-type="float" office:value="0.38">
            <text:p>0.3800</text:p>
          </table:table-cell>
        </table:table-row>
        <table:table-row table:style-name="ro1">
          <table:table-cell table:formula="of:=[.A39]*1.1" office:value-type="float" office:value="0.0338914202282538">
            <text:p>0.0339</text:p>
          </table:table-cell>
          <table:table-cell table:formula="of:=[.B39]*1.1" office:value-type="float" office:value="0.298646713763201">
            <text:p>0.2986</text:p>
          </table:table-cell>
          <table:table-cell table:formula="of:=1 - SQRT( POWER([.A40]; 2) +POWER( [.B40];2))" office:value-type="float" office:value="0.699436382762905">
            <text:p>0.6994</text:p>
          </table:table-cell>
          <table:table-cell table:formula="of:=(ATAN([.C40]/[.B40]) - ATAN([.C39]/[.B39]))/([.G40]-[.G39])" office:value-type="float" office:value="-4.60304119365526">
            <text:p>-4.6030</text:p>
          </table:table-cell>
          <table:table-cell table:formula="of:=-(ATAN([.C40]/[.A40]) - ATAN([.C39]/[.A39]))/([.G40]-[.G39])" office:value-type="float" office:value="0.604868712811312">
            <text:p>0.6049</text:p>
          </table:table-cell>
          <table:table-cell table:formula="of:=(ATAN([.B40]/[.A40]) - ATAN([.B39]/[.A39]))/([.G40]-[.G39])" office:value-type="float" office:value="0">
            <text:p>0.0000</text:p>
          </table:table-cell>
          <table:table-cell table:formula="of:=[.G39]+0.01" office:value-type="float" office:value="0.39">
            <text:p>0.3900</text:p>
          </table:table-cell>
        </table:table-row>
        <table:table-row table:style-name="ro1">
          <table:table-cell table:formula="of:=[.A40]*1.1" office:value-type="float" office:value="0.0372805622510792">
            <text:p>0.0373</text:p>
          </table:table-cell>
          <table:table-cell table:formula="of:=[.B40]*1.1" office:value-type="float" office:value="0.328511385139521">
            <text:p>0.3285</text:p>
          </table:table-cell>
          <table:table-cell table:formula="of:=1 - SQRT( POWER([.A41]; 2) +POWER( [.B41];2))" office:value-type="float" office:value="0.669380021039195">
            <text:p>0.6694</text:p>
          </table:table-cell>
          <table:table-cell table:formula="of:=(ATAN([.C41]/[.B41]) - ATAN([.C40]/[.B40]))/([.G41]-[.G40])" office:value-type="float" office:value="-5.26879013123953">
            <text:p>-5.2688</text:p>
          </table:table-cell>
          <table:table-cell table:formula="of:=-(ATAN([.C41]/[.A41]) - ATAN([.C40]/[.A40]))/([.G41]-[.G40])" office:value-type="float" office:value="0.721922895528792">
            <text:p>0.7219</text:p>
          </table:table-cell>
          <table:table-cell table:formula="of:=(ATAN([.B41]/[.A41]) - ATAN([.B40]/[.A40]))/([.G41]-[.G40])" office:value-type="float" office:value="0">
            <text:p>0.0000</text:p>
          </table:table-cell>
          <table:table-cell table:formula="of:=[.G40]+0.01" office:value-type="float" office:value="0.4">
            <text:p>0.4000</text:p>
          </table:table-cell>
        </table:table-row>
        <table:table-row table:style-name="ro1">
          <table:table-cell table:formula="of:=[.A41]*1.1" office:value-type="float" office:value="0.0410086184761871">
            <text:p>0.0410</text:p>
          </table:table-cell>
          <table:table-cell table:formula="of:=[.B41]*1.1" office:value-type="float" office:value="0.361362523653473">
            <text:p>0.3614</text:p>
          </table:table-cell>
          <table:table-cell table:formula="of:=1 - SQRT( POWER([.A42]; 2) +POWER( [.B42];2))" office:value-type="float" office:value="0.636318023143114">
            <text:p>0.6363</text:p>
          </table:table-cell>
          <table:table-cell table:formula="of:=(ATAN([.C42]/[.B42]) - ATAN([.C41]/[.B41]))/([.G42]-[.G41])" office:value-type="float" office:value="-6.02430385707406">
            <text:p>-6.0243</text:p>
          </table:table-cell>
          <table:table-cell table:formula="of:=-(ATAN([.C42]/[.A42]) - ATAN([.C41]/[.A41]))/([.G42]-[.G41])" office:value-type="float" office:value="0.872104339290213">
            <text:p>0.8721</text:p>
          </table:table-cell>
          <table:table-cell table:formula="of:=(ATAN([.B42]/[.A42]) - ATAN([.B41]/[.A41]))/([.G42]-[.G41])" office:value-type="float" office:value="0">
            <text:p>0.0000</text:p>
          </table:table-cell>
          <table:table-cell table:formula="of:=[.G41]+0.01" office:value-type="float" office:value="0.41">
            <text:p>0.4100</text:p>
          </table:table-cell>
        </table:table-row>
        <table:table-row table:style-name="ro1">
          <table:table-cell table:formula="of:=[.A42]*1.1" office:value-type="float" office:value="0.0451094803238058">
            <text:p>0.0451</text:p>
          </table:table-cell>
          <table:table-cell table:formula="of:=[.B42]*1.1" office:value-type="float" office:value="0.39749877601882">
            <text:p>0.3975</text:p>
          </table:table-cell>
          <table:table-cell table:formula="of:=1 - SQRT( POWER([.A43]; 2) +POWER( [.B43];2))" office:value-type="float" office:value="0.599949825457426">
            <text:p>0.5999</text:p>
          </table:table-cell>
          <table:table-cell table:formula="of:=(ATAN([.C43]/[.B43]) - ATAN([.C42]/[.B42]))/([.G43]-[.G42])" office:value-type="float" office:value="-6.86704026603546">
            <text:p>-6.8670</text:p>
          </table:table-cell>
          <table:table-cell table:formula="of:=-(ATAN([.C43]/[.A43]) - ATAN([.C42]/[.A42]))/([.G43]-[.G42])" office:value-type="float" office:value="1.06898121795775">
            <text:p>1.0690</text:p>
          </table:table-cell>
          <table:table-cell table:formula="of:=(ATAN([.B43]/[.A43]) - ATAN([.B42]/[.A42]))/([.G43]-[.G42])" office:value-type="float" office:value="0">
            <text:p>0.0000</text:p>
          </table:table-cell>
          <table:table-cell table:formula="of:=[.G42]+0.01" office:value-type="float" office:value="0.42">
            <text:p>0.4200</text:p>
          </table:table-cell>
        </table:table-row>
        <table:table-row table:style-name="ro1">
          <table:table-cell table:formula="of:=[.A43]*1.1" office:value-type="float" office:value="0.0496204283561864">
            <text:p>0.0496</text:p>
          </table:table-cell>
          <table:table-cell table:formula="of:=[.B43]*1.1" office:value-type="float" office:value="0.437248653620702">
            <text:p>0.4372</text:p>
          </table:table-cell>
          <table:table-cell table:formula="of:=1 - SQRT( POWER([.A44]; 2) +POWER( [.B44];2))" office:value-type="float" office:value="0.559944808003169">
            <text:p>0.5599</text:p>
          </table:table-cell>
          <table:table-cell table:formula="of:=(ATAN([.C44]/[.B44]) - ATAN([.C43]/[.B43]))/([.G44]-[.G43])" office:value-type="float" office:value="-7.7822500397091">
            <text:p>-7.7823</text:p>
          </table:table-cell>
          <table:table-cell table:formula="of:=-(ATAN([.C44]/[.A44]) - ATAN([.C43]/[.A43]))/([.G44]-[.G43])" office:value-type="float" office:value="1.33382182397124">
            <text:p>1.3338</text:p>
          </table:table-cell>
          <table:table-cell table:formula="of:=(ATAN([.B44]/[.A44]) - ATAN([.B43]/[.A43]))/([.G44]-[.G43])" office:value-type="float" office:value="0">
            <text:p>0.0000</text:p>
          </table:table-cell>
          <table:table-cell table:formula="of:=[.G43]+0.01" office:value-type="float" office:value="0.43">
            <text:p>0.4300</text:p>
          </table:table-cell>
        </table:table-row>
        <table:table-row table:style-name="ro1">
          <table:table-cell table:formula="of:=[.A44]*1.1" office:value-type="float" office:value="0.054582471191805">
            <text:p>0.0546</text:p>
          </table:table-cell>
          <table:table-cell table:formula="of:=[.B44]*1.1" office:value-type="float" office:value="0.480973518982772">
            <text:p>0.4810</text:p>
          </table:table-cell>
          <table:table-cell table:formula="of:=1 - SQRT( POWER([.A45]; 2) +POWER( [.B45];2))" office:value-type="float" office:value="0.515939288803485">
            <text:p>0.5159</text:p>
          </table:table-cell>
          <table:table-cell table:formula="of:=(ATAN([.C45]/[.B45]) - ATAN([.C44]/[.B44]))/([.G45]-[.G44])" office:value-type="float" office:value="-8.73664599548964">
            <text:p>-8.7366</text:p>
          </table:table-cell>
          <table:table-cell table:formula="of:=-(ATAN([.C45]/[.A45]) - ATAN([.C44]/[.A44]))/([.G45]-[.G44])" office:value-type="float" office:value="1.7014619580342">
            <text:p>1.7015</text:p>
          </table:table-cell>
          <table:table-cell table:formula="of:=(ATAN([.B45]/[.A45]) - ATAN([.B44]/[.A44]))/([.G45]-[.G44])" office:value-type="float" office:value="0">
            <text:p>0.0000</text:p>
          </table:table-cell>
          <table:table-cell table:formula="of:=[.G44]+0.01" office:value-type="float" office:value="0.44">
            <text:p>0.4400</text:p>
          </table:table-cell>
        </table:table-row>
        <table:table-row table:style-name="ro1">
          <table:table-cell table:formula="of:=[.A45]*1.1" office:value-type="float" office:value="0.0600407183109855">
            <text:p>0.0600</text:p>
          </table:table-cell>
          <table:table-cell table:formula="of:=[.B45]*1.1" office:value-type="float" office:value="0.52907087088105">
            <text:p>0.5291</text:p>
          </table:table-cell>
          <table:table-cell table:formula="of:=1 - SQRT( POWER([.A46]; 2) +POWER( [.B46];2))" office:value-type="float" office:value="0.467533217683834">
            <text:p>0.4675</text:p>
          </table:table-cell>
          <table:table-cell table:formula="of:=(ATAN([.C46]/[.B46]) - ATAN([.C45]/[.B45]))/([.G46]-[.G45])" office:value-type="float" office:value="-9.67287235281355">
            <text:p>-9.6729</text:p>
          </table:table-cell>
          <table:table-cell table:formula="of:=-(ATAN([.C46]/[.A46]) - ATAN([.C45]/[.A45]))/([.G46]-[.G45])" office:value-type="float" office:value="2.23207834192547">
            <text:p>2.2321</text:p>
          </table:table-cell>
          <table:table-cell table:formula="of:=(ATAN([.B46]/[.A46]) - ATAN([.B45]/[.A45]))/([.G46]-[.G45])" office:value-type="float" office:value="0">
            <text:p>0.0000</text:p>
          </table:table-cell>
          <table:table-cell table:formula="of:=[.G45]+0.01" office:value-type="float" office:value="0.45">
            <text:p>0.4500</text:p>
          </table:table-cell>
        </table:table-row>
        <table:table-row table:style-name="ro1">
          <table:table-cell table:formula="of:=[.A46]*1.1" office:value-type="float" office:value="0.0660447901420841">
            <text:p>0.0660</text:p>
          </table:table-cell>
          <table:table-cell table:formula="of:=[.B46]*1.1" office:value-type="float" office:value="0.581977957969155">
            <text:p>0.5820</text:p>
          </table:table-cell>
          <table:table-cell table:formula="of:=1 - SQRT( POWER([.A47]; 2) +POWER( [.B47];2))" office:value-type="float" office:value="0.414286539452217">
            <text:p>0.4143</text:p>
          </table:table-cell>
          <table:table-cell table:formula="of:=(ATAN([.C47]/[.B47]) - ATAN([.C46]/[.B46]))/([.G47]-[.G46])" office:value-type="float" office:value="-10.5088022212732">
            <text:p>-10.5088</text:p>
          </table:table-cell>
          <table:table-cell table:formula="of:=-(ATAN([.C47]/[.A47]) - ATAN([.C46]/[.A46]))/([.G47]-[.G46])" office:value-type="float" office:value="3.03667106445226">
            <text:p>3.0367</text:p>
          </table:table-cell>
          <table:table-cell table:formula="of:=(ATAN([.B47]/[.A47]) - ATAN([.B46]/[.A46]))/([.G47]-[.G46])" office:value-type="float" office:value="0">
            <text:p>0.0000</text:p>
          </table:table-cell>
          <table:table-cell table:formula="of:=[.G46]+0.01" office:value-type="float" office:value="0.46">
            <text:p>0.4600</text:p>
          </table:table-cell>
        </table:table-row>
        <table:table-row table:style-name="ro1">
          <table:table-cell table:formula="of:=[.A47]*1.1" office:value-type="float" office:value="0.0726492691562925">
            <text:p>0.0726</text:p>
          </table:table-cell>
          <table:table-cell table:formula="of:=[.B47]*1.1" office:value-type="float" office:value="0.64017575376607">
            <text:p>0.6402</text:p>
          </table:table-cell>
          <table:table-cell table:formula="of:=1 - SQRT( POWER([.A48]; 2) +POWER( [.B48];2))" office:value-type="float" office:value="0.355715193397439">
            <text:p>0.3557</text:p>
          </table:table-cell>
          <table:table-cell table:formula="of:=(ATAN([.C48]/[.B48]) - ATAN([.C47]/[.B47]))/([.G48]-[.G47])" office:value-type="float" office:value="-11.1468591446435">
            <text:p>-11.1469</text:p>
          </table:table-cell>
          <table:table-cell table:formula="of:=-(ATAN([.C48]/[.A48]) - ATAN([.C47]/[.A47]))/([.G48]-[.G47])" office:value-type="float" office:value="4.33758603089269">
            <text:p>4.3376</text:p>
          </table:table-cell>
          <table:table-cell table:formula="of:=(ATAN([.B48]/[.A48]) - ATAN([.B47]/[.A47]))/([.G48]-[.G47])" office:value-type="float" office:value="0">
            <text:p>0.0000</text:p>
          </table:table-cell>
          <table:table-cell table:formula="of:=[.G47]+0.01" office:value-type="float" office:value="0.47">
            <text:p>0.4700</text:p>
          </table:table-cell>
        </table:table-row>
        <table:table-row table:style-name="ro1">
          <table:table-cell table:formula="of:=[.A48]*1.1" office:value-type="float" office:value="0.0799141960719217">
            <text:p>0.0799</text:p>
          </table:table-cell>
          <table:table-cell table:formula="of:=[.B48]*1.1" office:value-type="float" office:value="0.704193329142677">
            <text:p>0.7042</text:p>
          </table:table-cell>
          <table:table-cell table:formula="of:=1 - SQRT( POWER([.A49]; 2) +POWER( [.B49];2))" office:value-type="float" office:value="0.291286712737183">
            <text:p>0.2913</text:p>
          </table:table-cell>
          <table:table-cell table:formula="of:=(ATAN([.C49]/[.B49]) - ATAN([.C48]/[.B48]))/([.G49]-[.G48])" office:value-type="float" office:value="-11.4958014507564">
            <text:p>-11.4958</text:p>
          </table:table-cell>
          <table:table-cell table:formula="of:=-(ATAN([.C49]/[.A49]) - ATAN([.C48]/[.A48]))/([.G49]-[.G48])" office:value-type="float" office:value="6.6297073314568">
            <text:p>6.6297</text:p>
          </table:table-cell>
          <table:table-cell table:formula="of:=(ATAN([.B49]/[.A49]) - ATAN([.B48]/[.A48]))/([.G49]-[.G48])" office:value-type="float" office:value="0">
            <text:p>0.0000</text:p>
          </table:table-cell>
          <table:table-cell table:formula="of:=[.G48]+0.01" office:value-type="float" office:value="0.48">
            <text:p>0.4800</text:p>
          </table:table-cell>
        </table:table-row>
        <table:table-row table:style-name="ro1">
          <table:table-cell table:formula="of:=[.A49]*1.1" office:value-type="float" office:value="0.0879056156791139">
            <text:p>0.0879</text:p>
          </table:table-cell>
          <table:table-cell table:formula="of:=[.B49]*0.96" office:value-type="float" office:value="0.67602559597697">
            <text:p>0.6760</text:p>
          </table:table-cell>
          <table:table-cell table:formula="of:=1 - SQRT( POWER([.A50]; 2) +POWER( [.B50];2))" office:value-type="float" office:value="0.318283047237388">
            <text:p>0.3183</text:p>
          </table:table-cell>
          <table:table-cell table:formula="of:=(ATAN([.C50]/[.B50]) - ATAN([.C49]/[.B49]))/([.G50]-[.G49])" office:value-type="float" office:value="4.78137963897495">
            <text:p>4.7814</text:p>
          </table:table-cell>
          <table:table-cell table:formula="of:=-(ATAN([.C50]/[.A50]) - ATAN([.C49]/[.A49]))/([.G50]-[.G49])" office:value-type="float" office:value="0.170853963578898">
            <text:p>0.1709</text:p>
          </table:table-cell>
          <table:table-cell table:formula="of:=(ATAN([.B50]/[.A50]) - ATAN([.B49]/[.A49]))/([.G50]-[.G49])" office:value-type="float" office:value="-1.63075401786465">
            <text:p>-1.6308</text:p>
          </table:table-cell>
          <table:table-cell table:formula="of:=[.G49]+0.01" office:value-type="float" office:value="0.49">
            <text:p>0.4900</text:p>
          </table:table-cell>
        </table:table-row>
        <table:table-row table:style-name="ro1">
          <table:table-cell table:formula="of:=[.A50]*1.1" office:value-type="float" office:value="0.0966961772470253">
            <text:p>0.0967</text:p>
          </table:table-cell>
          <table:table-cell table:formula="of:=[.B50]*0.96" office:value-type="float" office:value="0.648984572137891">
            <text:p>0.6490</text:p>
          </table:table-cell>
          <table:table-cell table:formula="of:=1 - SQRT( POWER([.A51]; 2) +POWER( [.B51];2))" office:value-type="float" office:value="0.343851293099506">
            <text:p>0.3439</text:p>
          </table:table-cell>
          <table:table-cell table:formula="of:=(ATAN([.C51]/[.B51]) - ATAN([.C50]/[.B50]))/([.G51]-[.G50])" office:value-type="float" office:value="4.7197320762155">
            <text:p>4.7197</text:p>
          </table:table-cell>
          <table:table-cell table:formula="of:=-(ATAN([.C51]/[.A51]) - ATAN([.C50]/[.A50]))/([.G51]-[.G50])" office:value-type="float" office:value="0.466576386453557">
            <text:p>0.4666</text:p>
          </table:table-cell>
          <table:table-cell table:formula="of:=(ATAN([.B51]/[.A51]) - ATAN([.B50]/[.A50]))/([.G51]-[.G50])" office:value-type="float" office:value="-1.8600579177748">
            <text:p>-1.8601</text:p>
          </table:table-cell>
          <table:table-cell table:formula="of:=[.G50]+0.01" office:value-type="float" office:value="0.5">
            <text:p>0.5000</text:p>
          </table:table-cell>
        </table:table-row>
        <table:table-row table:style-name="ro1">
          <table:table-cell table:formula="of:=[.A51]*1.1" office:value-type="float" office:value="0.106365794971728">
            <text:p>0.1064</text:p>
          </table:table-cell>
          <table:table-cell table:formula="of:=[.B51]*0.96" office:value-type="float" office:value="0.623025189252376">
            <text:p>0.6230</text:p>
          </table:table-cell>
          <table:table-cell table:formula="of:=1 - SQRT( POWER([.A52]; 2) +POWER( [.B52];2))" office:value-type="float" office:value="0.367960389862371">
            <text:p>0.3680</text:p>
          </table:table-cell>
          <table:table-cell table:formula="of:=(ATAN([.C52]/[.B52]) - ATAN([.C51]/[.B51]))/([.G52]-[.G51])" office:value-type="float" office:value="4.6255495662398">
            <text:p>4.6255</text:p>
          </table:table-cell>
          <table:table-cell table:formula="of:=-(ATAN([.C52]/[.A52]) - ATAN([.C51]/[.A51]))/([.G52]-[.G51])" office:value-type="float" office:value="0.726294971926">
            <text:p>0.7263</text:p>
          </table:table-cell>
          <table:table-cell table:formula="of:=(ATAN([.B52]/[.A52]) - ATAN([.B51]/[.A51]))/([.G52]-[.G51])" office:value-type="float" office:value="-2.11864225699347">
            <text:p>-2.1186</text:p>
          </table:table-cell>
          <table:table-cell table:formula="of:=[.G51]+0.01" office:value-type="float" office:value="0.51">
            <text:p>0.5100</text:p>
          </table:table-cell>
        </table:table-row>
        <table:table-row table:style-name="ro1">
          <table:table-cell table:formula="of:=[.A52]*1.1" office:value-type="float" office:value="0.117002374468901">
            <text:p>0.1170</text:p>
          </table:table-cell>
          <table:table-cell table:formula="of:=[.B52]*0.96" office:value-type="float" office:value="0.598104181682281">
            <text:p>0.5981</text:p>
          </table:table-cell>
          <table:table-cell table:formula="of:=1 - SQRT( POWER([.A53]; 2) +POWER( [.B53];2))" office:value-type="float" office:value="0.390559135126966">
            <text:p>0.3906</text:p>
          </table:table-cell>
          <table:table-cell table:formula="of:=(ATAN([.C53]/[.B53]) - ATAN([.C52]/[.B52]))/([.G53]-[.G52])" office:value-type="float" office:value="4.49967968486865">
            <text:p>4.4997</text:p>
          </table:table-cell>
          <table:table-cell table:formula="of:=-(ATAN([.C53]/[.A53]) - ATAN([.C52]/[.A52]))/([.G53]-[.G52])" office:value-type="float" office:value="0.967023823714496">
            <text:p>0.9670</text:p>
          </table:table-cell>
          <table:table-cell table:formula="of:=(ATAN([.B53]/[.A53]) - ATAN([.B52]/[.A52]))/([.G53]-[.G52])" office:value-type="float" office:value="-2.40880566138017">
            <text:p>-2.4088</text:p>
          </table:table-cell>
          <table:table-cell table:formula="of:=[.G52]+0.01" office:value-type="float" office:value="0.52">
            <text:p>0.5200</text:p>
          </table:table-cell>
        </table:table-row>
        <table:table-row table:style-name="ro1">
          <table:table-cell table:formula="of:=[.A53]*1.1" office:value-type="float" office:value="0.128702611915791">
            <text:p>0.1287</text:p>
          </table:table-cell>
          <table:table-cell table:formula="of:=[.B53]*0.96" office:value-type="float" office:value="0.574180014414989">
            <text:p>0.5742</text:p>
          </table:table-cell>
          <table:table-cell table:formula="of:=1 - SQRT( POWER([.A54]; 2) +POWER( [.B54];2))" office:value-type="float" office:value="0.411572390801091">
            <text:p>0.4116</text:p>
          </table:table-cell>
          <table:table-cell table:formula="of:=(ATAN([.C54]/[.B54]) - ATAN([.C53]/[.B53]))/([.G54]-[.G53])" office:value-type="float" office:value="4.34346522852593">
            <text:p>4.3435</text:p>
          </table:table-cell>
          <table:table-cell table:formula="of:=-(ATAN([.C54]/[.A54]) - ATAN([.C53]/[.A53]))/([.G54]-[.G53])" office:value-type="float" office:value="1.20074511956361">
            <text:p>1.2007</text:p>
          </table:table-cell>
          <table:table-cell table:formula="of:=(ATAN([.B54]/[.A54]) - ATAN([.B53]/[.A53]))/([.G54]-[.G53])" office:value-type="float" office:value="-2.73230372944941">
            <text:p>-2.7323</text:p>
          </table:table-cell>
          <table:table-cell table:formula="of:=[.G53]+0.01" office:value-type="float" office:value="0.53">
            <text:p>0.5300</text:p>
          </table:table-cell>
        </table:table-row>
        <table:table-row table:style-name="ro1">
          <table:table-cell table:formula="of:=[.A54]*1.1" office:value-type="float" office:value="0.14157287310737">
            <text:p>0.1416</text:p>
          </table:table-cell>
          <table:table-cell table:formula="of:=[.B54]*0.96" office:value-type="float" office:value="0.55121281383839">
            <text:p>0.5512</text:p>
          </table:table-cell>
          <table:table-cell table:formula="of:=1 - SQRT( POWER([.A55]; 2) +POWER( [.B55];2))" office:value-type="float" office:value="0.430896806774456">
            <text:p>0.4309</text:p>
          </table:table-cell>
          <table:table-cell table:formula="of:=(ATAN([.C55]/[.B55]) - ATAN([.C54]/[.B54]))/([.G55]-[.G54])" office:value-type="float" office:value="4.15853056235999">
            <text:p>4.1585</text:p>
          </table:table-cell>
          <table:table-cell table:formula="of:=-(ATAN([.C55]/[.A55]) - ATAN([.C54]/[.A54]))/([.G55]-[.G54])" office:value-type="float" office:value="1.43672602631279">
            <text:p>1.4367</text:p>
          </table:table-cell>
          <table:table-cell table:formula="of:=(ATAN([.B55]/[.A55]) - ATAN([.B54]/[.A54]))/([.G55]-[.G54])" office:value-type="float" office:value="-3.08992910032144">
            <text:p>-3.0899</text:p>
          </table:table-cell>
          <table:table-cell table:formula="of:=[.G54]+0.01" office:value-type="float" office:value="0.54">
            <text:p>0.5400</text:p>
          </table:table-cell>
        </table:table-row>
        <table:table-row table:style-name="ro1">
          <table:table-cell table:formula="of:=[.A55]*1.1" office:value-type="float" office:value="0.155730160418107">
            <text:p>0.1557</text:p>
          </table:table-cell>
          <table:table-cell table:formula="of:=[.B55]*0.96" office:value-type="float" office:value="0.529164301284854">
            <text:p>0.5292</text:p>
          </table:table-cell>
          <table:table-cell table:formula="of:=1 - SQRT( POWER([.A56]; 2) +POWER( [.B56];2))" office:value-type="float" office:value="0.448396210475184">
            <text:p>0.4484</text:p>
          </table:table-cell>
          <table:table-cell table:formula="of:=(ATAN([.C56]/[.B56]) - ATAN([.C55]/[.B55]))/([.G56]-[.G55])" office:value-type="float" office:value="3.94654555126515">
            <text:p>3.9465</text:p>
          </table:table-cell>
          <table:table-cell table:formula="of:=-(ATAN([.C56]/[.A56]) - ATAN([.C55]/[.A55]))/([.G56]-[.G55])" office:value-type="float" office:value="1.68287313806854">
            <text:p>1.6829</text:p>
          </table:table-cell>
          <table:table-cell table:formula="of:=(ATAN([.B56]/[.A56]) - ATAN([.B55]/[.A55]))/([.G56]-[.G55])" office:value-type="float" office:value="-3.48094235900336">
            <text:p>-3.4809</text:p>
          </table:table-cell>
          <table:table-cell table:formula="of:=[.G55]+0.01" office:value-type="float" office:value="0.55">
            <text:p>0.5500</text:p>
          </table:table-cell>
        </table:table-row>
        <table:table-row table:style-name="ro1">
          <table:table-cell table:formula="of:=[.A56]*1.1" office:value-type="float" office:value="0.171303176459917">
            <text:p>0.1713</text:p>
          </table:table-cell>
          <table:table-cell table:formula="of:=[.B56]*0.96" office:value-type="float" office:value="0.50799772923346">
            <text:p>0.5080</text:p>
          </table:table-cell>
          <table:table-cell table:formula="of:=1 - SQRT( POWER([.A57]; 2) +POWER( [.B57];2))" office:value-type="float" office:value="0.46389695843839">
            <text:p>0.4639</text:p>
          </table:table-cell>
          <table:table-cell table:formula="of:=(ATAN([.C57]/[.B57]) - ATAN([.C56]/[.B56]))/([.G57]-[.G56])" office:value-type="float" office:value="3.7089875258154">
            <text:p>3.7090</text:p>
          </table:table-cell>
          <table:table-cell table:formula="of:=-(ATAN([.C57]/[.A57]) - ATAN([.C56]/[.A56]))/([.G57]-[.G56])" office:value-type="float" office:value="1.94658245612686">
            <text:p>1.9466</text:p>
          </table:table-cell>
          <table:table-cell table:formula="of:=(ATAN([.B57]/[.A57]) - ATAN([.B56]/[.A56]))/([.G57]-[.G56])" office:value-type="float" office:value="-3.90234825374944">
            <text:p>-3.9023</text:p>
          </table:table-cell>
          <table:table-cell table:formula="of:=[.G56]+0.01" office:value-type="float" office:value="0.56">
            <text:p>0.5600</text:p>
          </table:table-cell>
        </table:table-row>
        <table:table-row table:style-name="ro1">
          <table:table-cell table:formula="of:=[.A57]*1.1" office:value-type="float" office:value="0.188433494105909">
            <text:p>0.1884</text:p>
          </table:table-cell>
          <table:table-cell table:formula="of:=[.B57]*0.96" office:value-type="float" office:value="0.487677820064122">
            <text:p>0.4877</text:p>
          </table:table-cell>
          <table:table-cell table:formula="of:=1 - SQRT( POWER([.A58]; 2) +POWER( [.B58];2))" office:value-type="float" office:value="0.477183743669484">
            <text:p>0.4772</text:p>
          </table:table-cell>
          <table:table-cell table:formula="of:=(ATAN([.C58]/[.B58]) - ATAN([.C57]/[.B57]))/([.G58]-[.G57])" office:value-type="float" office:value="3.44691531492198">
            <text:p>3.4469</text:p>
          </table:table-cell>
          <table:table-cell table:formula="of:=-(ATAN([.C58]/[.A58]) - ATAN([.C57]/[.A57]))/([.G58]-[.G57])" office:value-type="float" office:value="2.23529984041608">
            <text:p>2.2353</text:p>
          </table:table-cell>
          <table:table-cell table:formula="of:=(ATAN([.B58]/[.A58]) - ATAN([.B57]/[.A57]))/([.G58]-[.G57])" office:value-type="float" office:value="-4.34805190870983">
            <text:p>-4.3481</text:p>
          </table:table-cell>
          <table:table-cell table:formula="of:=[.G57]+0.01" office:value-type="float" office:value="0.57">
            <text:p>0.5700</text:p>
          </table:table-cell>
        </table:table-row>
        <table:table-row table:style-name="ro1">
          <table:table-cell table:formula="of:=[.A58]*1.1" office:value-type="float" office:value="0.2072768435165">
            <text:p>0.2073</text:p>
          </table:table-cell>
          <table:table-cell table:formula="of:=[.B58]*0.96" office:value-type="float" office:value="0.468170707261557">
            <text:p>0.4682</text:p>
          </table:table-cell>
          <table:table-cell table:formula="of:=1 - SQRT( POWER([.A59]; 2) +POWER( [.B59];2))" office:value-type="float" office:value="0.487996581070058">
            <text:p>0.4880</text:p>
          </table:table-cell>
          <table:table-cell table:formula="of:=(ATAN([.C59]/[.B59]) - ATAN([.C58]/[.B58]))/([.G59]-[.G58])" office:value-type="float" office:value="3.16075846877375">
            <text:p>3.1608</text:p>
          </table:table-cell>
          <table:table-cell table:formula="of:=-(ATAN([.C59]/[.A59]) - ATAN([.C58]/[.A58]))/([.G59]-[.G58])" office:value-type="float" office:value="2.5568822645331">
            <text:p>2.5569</text:p>
          </table:table-cell>
          <table:table-cell table:formula="of:=(ATAN([.B59]/[.A59]) - ATAN([.B58]/[.A58]))/([.G59]-[.G58])" office:value-type="float" office:value="-4.80800084577441">
            <text:p>-4.8080</text:p>
          </table:table-cell>
          <table:table-cell table:formula="of:=[.G58]+0.01" office:value-type="float" office:value="0.58">
            <text:p>0.5800</text:p>
          </table:table-cell>
        </table:table-row>
        <table:table-row table:style-name="ro1">
          <table:table-cell table:formula="of:=[.A59]*1.1" office:value-type="float" office:value="0.22800452786815">
            <text:p>0.2280</text:p>
          </table:table-cell>
          <table:table-cell table:formula="of:=[.B59]*0.96" office:value-type="float" office:value="0.449443878971094">
            <text:p>0.4494</text:p>
          </table:table-cell>
          <table:table-cell table:formula="of:=1 - SQRT( POWER([.A60]; 2) +POWER( [.B60];2))" office:value-type="float" office:value="0.496029896647666">
            <text:p>0.4960</text:p>
          </table:table-cell>
          <table:table-cell table:formula="of:=(ATAN([.C60]/[.B60]) - ATAN([.C59]/[.B59]))/([.G60]-[.G59])" office:value-type="float" office:value="2.85010909990664">
            <text:p>2.8501</text:p>
          </table:table-cell>
          <table:table-cell table:formula="of:=-(ATAN([.C60]/[.A60]) - ATAN([.C59]/[.A59]))/([.G60]-[.G59])" office:value-type="float" office:value="2.91977383029949">
            <text:p>2.9198</text:p>
          </table:table-cell>
          <table:table-cell table:formula="of:=(ATAN([.B60]/[.A60]) - ATAN([.B59]/[.A59]))/([.G60]-[.G59])" office:value-type="float" office:value="-5.26752106139101">
            <text:p>-5.2675</text:p>
          </table:table-cell>
          <table:table-cell table:formula="of:=[.G59]+0.01" office:value-type="float" office:value="0.59">
            <text:p>0.5900</text:p>
          </table:table-cell>
        </table:table-row>
        <table:table-row table:style-name="ro1">
          <table:table-cell table:formula="of:=[.A60]*1.1" office:value-type="float" office:value="0.250804980654965">
            <text:p>0.2508</text:p>
          </table:table-cell>
          <table:table-cell table:formula="of:=[.B60]*0.96" office:value-type="float" office:value="0.431466123812251">
            <text:p>0.4315</text:p>
          </table:table-cell>
          <table:table-cell table:formula="of:=1 - SQRT( POWER([.A61]; 2) +POWER( [.B61];2))" office:value-type="float" office:value="0.500934719381416">
            <text:p>0.5009</text:p>
          </table:table-cell>
          <table:table-cell table:formula="of:=(ATAN([.C61]/[.B61]) - ATAN([.C60]/[.B60]))/([.G61]-[.G60])" office:value-type="float" office:value="2.51348201602566">
            <text:p>2.5135</text:p>
          </table:table-cell>
          <table:table-cell table:formula="of:=-(ATAN([.C61]/[.A61]) - ATAN([.C60]/[.A60]))/([.G61]-[.G60])" office:value-type="float" office:value="3.33295214103468">
            <text:p>3.3330</text:p>
          </table:table-cell>
          <table:table-cell table:formula="of:=(ATAN([.B61]/[.A61]) - ATAN([.B60]/[.A60]))/([.G61]-[.G60])" office:value-type="float" office:value="-5.70716769643777">
            <text:p>-5.7072</text:p>
          </table:table-cell>
          <table:table-cell table:formula="of:=[.G60]+0.01" office:value-type="float" office:value="0.6">
            <text:p>0.6000</text:p>
          </table:table-cell>
        </table:table-row>
        <table:table-row table:style-name="ro1">
          <table:table-cell table:formula="of:=[.A61]*1.1" office:value-type="float" office:value="0.275885478720462">
            <text:p>0.2759</text:p>
          </table:table-cell>
          <table:table-cell table:formula="of:=[.B61]*0.96" office:value-type="float" office:value="0.414207478859761">
            <text:p>0.4142</text:p>
          </table:table-cell>
          <table:table-cell table:formula="of:=1 - SQRT( POWER([.A62]; 2) +POWER( [.B62];2))" office:value-type="float" office:value="0.502324771651052">
            <text:p>0.5023</text:p>
          </table:table-cell>
          <table:table-cell table:formula="of:=(ATAN([.C62]/[.B62]) - ATAN([.C61]/[.B61]))/([.G62]-[.G61])" office:value-type="float" office:value="2.14797887767374">
            <text:p>2.1480</text:p>
          </table:table-cell>
          <table:table-cell table:formula="of:=-(ATAN([.C62]/[.A62]) - ATAN([.C61]/[.A61]))/([.G62]-[.G61])" office:value-type="float" office:value="3.80554783952629">
            <text:p>3.8055</text:p>
          </table:table-cell>
          <table:table-cell table:formula="of:=(ATAN([.B62]/[.A62]) - ATAN([.B61]/[.A61]))/([.G62]-[.G61])" office:value-type="float" office:value="-6.10347526723967">
            <text:p>-6.1035</text:p>
          </table:table-cell>
          <table:table-cell table:formula="of:=[.G61]+0.01" office:value-type="float" office:value="0.61">
            <text:p>0.6100</text:p>
          </table:table-cell>
        </table:table-row>
        <table:table-row table:style-name="ro1">
          <table:table-cell table:formula="of:=[.A62]*1.1" office:value-type="float" office:value="0.303474026592508">
            <text:p>0.3035</text:p>
          </table:table-cell>
          <table:table-cell table:formula="of:=[.B62]*0.96" office:value-type="float" office:value="0.39763917970537">
            <text:p>0.3976</text:p>
          </table:table-cell>
          <table:table-cell table:formula="of:=1 - SQRT( POWER([.A63]; 2) +POWER( [.B63];2))" office:value-type="float" office:value="0.49978664346798">
            <text:p>0.4998</text:p>
          </table:table-cell>
          <table:table-cell table:formula="of:=(ATAN([.C63]/[.B63]) - ATAN([.C62]/[.B62]))/([.G63]-[.G62])" office:value-type="float" office:value="1.74875128393987">
            <text:p>1.7488</text:p>
          </table:table-cell>
          <table:table-cell table:formula="of:=-(ATAN([.C63]/[.A63]) - ATAN([.C62]/[.A62]))/([.G63]-[.G62])" office:value-type="float" office:value="4.34599066084877">
            <text:p>4.3460</text:p>
          </table:table-cell>
          <table:table-cell table:formula="of:=(ATAN([.B63]/[.A63]) - ATAN([.B62]/[.A62]))/([.G63]-[.G62])" office:value-type="float" office:value="-6.43091688151458">
            <text:p>-6.4309</text:p>
          </table:table-cell>
          <table:table-cell table:formula="of:=[.G62]+0.01" office:value-type="float" office:value="0.62">
            <text:p>0.6200</text:p>
          </table:table-cell>
        </table:table-row>
        <table:table-row table:style-name="ro1">
          <table:table-cell table:formula="of:=[.A63]*1.1" office:value-type="float" office:value="0.333821429251759">
            <text:p>0.3338</text:p>
          </table:table-cell>
          <table:table-cell table:formula="of:=[.B63]*0.96" office:value-type="float" office:value="0.381733612517155">
            <text:p>0.3817</text:p>
          </table:table-cell>
          <table:table-cell table:formula="of:=1 - SQRT( POWER([.A64]; 2) +POWER( [.B64];2))" office:value-type="float" office:value="0.492893208926281">
            <text:p>0.4929</text:p>
          </table:table-cell>
          <table:table-cell table:formula="of:=(ATAN([.C64]/[.B64]) - ATAN([.C63]/[.B63]))/([.G64]-[.G63])" office:value-type="float" office:value="1.30810165803145">
            <text:p>1.3081</text:p>
          </table:table-cell>
          <table:table-cell table:formula="of:=-(ATAN([.C64]/[.A64]) - ATAN([.C63]/[.A63]))/([.G64]-[.G63])" office:value-type="float" office:value="4.96049661396251">
            <text:p>4.9605</text:p>
          </table:table-cell>
          <table:table-cell table:formula="of:=(ATAN([.B64]/[.A64]) - ATAN([.B63]/[.A63]))/([.G64]-[.G63])" office:value-type="float" office:value="-6.66508382758933">
            <text:p>-6.6651</text:p>
          </table:table-cell>
          <table:table-cell table:formula="of:=[.G63]+0.01" office:value-type="float" office:value="0.63">
            <text:p>0.6300</text:p>
          </table:table-cell>
        </table:table-row>
        <table:table-row table:style-name="ro1">
          <table:table-cell table:formula="of:=[.A64]*1.1" office:value-type="float" office:value="0.367203572176935">
            <text:p>0.3672</text:p>
          </table:table-cell>
          <table:table-cell table:formula="of:=[.B64]*0.96" office:value-type="float" office:value="0.366464268016469">
            <text:p>0.3665</text:p>
          </table:table-cell>
          <table:table-cell table:formula="of:=1 - SQRT( POWER([.A65]; 2) +POWER( [.B65];2))" office:value-type="float" office:value="0.481218231669281">
            <text:p>0.4812</text:p>
          </table:table-cell>
          <table:table-cell table:formula="of:=(ATAN([.C65]/[.B65]) - ATAN([.C64]/[.B64]))/([.G65]-[.G64])" office:value-type="float" office:value="0.813978367238654">
            <text:p>0.8140</text:p>
          </table:table-cell>
          <table:table-cell table:formula="of:=-(ATAN([.C65]/[.A65]) - ATAN([.C64]/[.A64]))/([.G65]-[.G64])" office:value-type="float" office:value="5.65070607482467">
            <text:p>5.6507</text:p>
          </table:table-cell>
          <table:table-cell table:formula="of:=(ATAN([.B65]/[.A65]) - ATAN([.B64]/[.A64]))/([.G65]-[.G64])" office:value-type="float" office:value="-6.78659523178105">
            <text:p>-6.7866</text:p>
          </table:table-cell>
          <table:table-cell table:formula="of:=[.G64]+0.01" office:value-type="float" office:value="0.64">
            <text:p>0.6400</text:p>
          </table:table-cell>
        </table:table-row>
        <table:table-row table:style-name="ro1">
          <table:table-cell table:formula="of:=[.A65]*1.1" office:value-type="float" office:value="0.403923929394628">
            <text:p>0.4039</text:p>
          </table:table-cell>
          <table:table-cell table:formula="of:=[.B65]*0.96" office:value-type="float" office:value="0.35180569729581">
            <text:p>0.3518</text:p>
          </table:table-cell>
          <table:table-cell table:formula="of:=1 - SQRT( POWER([.A66]; 2) +POWER( [.B66];2))" office:value-type="float" office:value="0.464349190808613">
            <text:p>0.4643</text:p>
          </table:table-cell>
          <table:table-cell table:formula="of:=(ATAN([.C66]/[.B66]) - ATAN([.C65]/[.B65]))/([.G66]-[.G65])" office:value-type="float" office:value="0.247481452490827">
            <text:p>0.2475</text:p>
          </table:table-cell>
          <table:table-cell table:formula="of:=-(ATAN([.C66]/[.A66]) - ATAN([.C65]/[.A65]))/([.G66]-[.G65])" office:value-type="float" office:value="6.41036660730899">
            <text:p>6.4104</text:p>
          </table:table-cell>
          <table:table-cell table:formula="of:=(ATAN([.B66]/[.A66]) - ATAN([.B65]/[.A65]))/([.G66]-[.G65])" office:value-type="float" office:value="-6.78474211530941">
            <text:p>-6.7847</text:p>
          </table:table-cell>
          <table:table-cell table:formula="of:=[.G65]+0.01" office:value-type="float" office:value="0.65">
            <text:p>0.6500</text:p>
          </table:table-cell>
        </table:table-row>
        <table:table-row table:style-name="ro1">
          <table:table-cell table:formula="of:=[.A66]*1.1" office:value-type="float" office:value="0.444316322334091">
            <text:p>0.4443</text:p>
          </table:table-cell>
          <table:table-cell table:formula="of:=[.B66]*0.96" office:value-type="float" office:value="0.337733469403978">
            <text:p>0.3377</text:p>
          </table:table-cell>
          <table:table-cell table:formula="of:=1 - SQRT( POWER([.A67]; 2) +POWER( [.B67];2))" office:value-type="float" office:value="0.44189526910432">
            <text:p>0.4419</text:p>
          </table:table-cell>
          <table:table-cell table:formula="of:=(ATAN([.C67]/[.B67]) - ATAN([.C66]/[.B66]))/([.G67]-[.G66])" office:value-type="float" office:value="-0.421277348868109">
            <text:p>-0.4213</text:p>
          </table:table-cell>
          <table:table-cell table:formula="of:=-(ATAN([.C67]/[.A67]) - ATAN([.C66]/[.A66]))/([.G67]-[.G66])" office:value-type="float" office:value="7.22123427367698">
            <text:p>7.2212</text:p>
          </table:table-cell>
          <table:table-cell table:formula="of:=(ATAN([.B67]/[.A67]) - ATAN([.B66]/[.A66]))/([.G67]-[.G66])" office:value-type="float" office:value="-6.65969119242952">
            <text:p>-6.6597</text:p>
          </table:table-cell>
          <table:table-cell table:formula="of:=[.G66]+0.01" office:value-type="float" office:value="0.66">
            <text:p>0.6600</text:p>
          </table:table-cell>
        </table:table-row>
        <table:table-row table:style-name="ro1">
          <table:table-cell table:formula="of:=[.A67]*1.1" office:value-type="float" office:value="0.4887479545675">
            <text:p>0.4887</text:p>
          </table:table-cell>
          <table:table-cell table:formula="of:=[.B67]*0.96" office:value-type="float" office:value="0.324224130627819">
            <text:p>0.3242</text:p>
          </table:table-cell>
          <table:table-cell table:formula="of:=1 - SQRT( POWER([.A68]; 2) +POWER( [.B68];2))" office:value-type="float" office:value="0.413488405932772">
            <text:p>0.4135</text:p>
          </table:table-cell>
          <table:table-cell table:formula="of:=(ATAN([.C68]/[.B68]) - ATAN([.C67]/[.B67]))/([.G68]-[.G67])" office:value-type="float" office:value="-1.24017892514979">
            <text:p>-1.2402</text:p>
          </table:table-cell>
          <table:table-cell table:formula="of:=-(ATAN([.C68]/[.A68]) - ATAN([.C67]/[.A67]))/([.G68]-[.G67])" office:value-type="float" office:value="8.04898808273356">
            <text:p>8.0490</text:p>
          </table:table-cell>
          <table:table-cell table:formula="of:=(ATAN([.B68]/[.A68]) - ATAN([.B67]/[.A67]))/([.G68]-[.G67])" office:value-type="float" office:value="-6.42244956174619">
            <text:p>-6.4224</text:p>
          </table:table-cell>
          <table:table-cell table:formula="of:=[.G67]+0.01" office:value-type="float" office:value="0.67">
            <text:p>0.6700</text:p>
          </table:table-cell>
        </table:table-row>
        <table:table-row table:style-name="ro1">
          <table:table-cell table:formula="of:=[.A68]*1.1" office:value-type="float" office:value="0.537622750024251">
            <text:p>0.5376</text:p>
          </table:table-cell>
          <table:table-cell table:formula="of:=[.B68]*0.96" office:value-type="float" office:value="0.311255165402706">
            <text:p>0.3113</text:p>
          </table:table-cell>
          <table:table-cell table:formula="of:=1 - SQRT( POWER([.A69]; 2) +POWER( [.B69];2))" office:value-type="float" office:value="0.378777013196144">
            <text:p>0.3788</text:p>
          </table:table-cell>
          <table:table-cell table:formula="of:=(ATAN([.C69]/[.B69]) - ATAN([.C68]/[.B68]))/([.G69]-[.G68])" office:value-type="float" office:value="-2.28733811378774">
            <text:p>-2.2873</text:p>
          </table:table-cell>
          <table:table-cell table:formula="of:=-(ATAN([.C69]/[.A69]) - ATAN([.C68]/[.A68]))/([.G69]-[.G68])" office:value-type="float" office:value="8.84095770538535">
            <text:p>8.8410</text:p>
          </table:table-cell>
          <table:table-cell table:formula="of:=(ATAN([.B69]/[.A69]) - ATAN([.B68]/[.A68]))/([.G69]-[.G68])" office:value-type="float" office:value="-6.09260355392441">
            <text:p>-6.0926</text:p>
          </table:table-cell>
          <table:table-cell table:formula="of:=[.G68]+0.01" office:value-type="float" office:value="0.68">
            <text:p>0.6800</text:p>
          </table:table-cell>
        </table:table-row>
        <table:table-row table:style-name="ro1">
          <table:table-cell table:formula="of:=[.A69]*1.1" office:value-type="float" office:value="0.591385025026676">
            <text:p>0.5914</text:p>
          </table:table-cell>
          <table:table-cell table:formula="of:=[.B69]*0.96" office:value-type="float" office:value="0.298804958786598">
            <text:p>0.2988</text:p>
          </table:table-cell>
          <table:table-cell table:formula="of:=1 - SQRT( POWER([.A70]; 2) +POWER( [.B70];2))" office:value-type="float" office:value="0.337413665081099">
            <text:p>0.3374</text:p>
          </table:table-cell>
          <table:table-cell table:formula="of:=(ATAN([.C70]/[.B70]) - ATAN([.C69]/[.B69]))/([.G70]-[.G69])" office:value-type="float" office:value="-3.69323223670215">
            <text:p>-3.6932</text:p>
          </table:table-cell>
          <table:table-cell table:formula="of:=-(ATAN([.C70]/[.A70]) - ATAN([.C69]/[.A69]))/([.G70]-[.G69])" office:value-type="float" office:value="9.52845965469971">
            <text:p>9.5285</text:p>
          </table:table-cell>
          <table:table-cell table:formula="of:=(ATAN([.B70]/[.A70]) - ATAN([.B69]/[.A69]))/([.G70]-[.G69])" office:value-type="float" office:value="-5.69464956177002">
            <text:p>-5.6946</text:p>
          </table:table-cell>
          <table:table-cell table:formula="of:=[.G69]+0.01" office:value-type="float" office:value="0.69">
            <text:p>0.6900</text:p>
          </table:table-cell>
        </table:table-row>
        <table:table-row table:style-name="ro1">
          <table:table-cell table:formula="of:=[.A70]*1.1" office:value-type="float" office:value="0.650523527529343">
            <text:p>0.6505</text:p>
          </table:table-cell>
          <table:table-cell table:formula="of:=[.B70]*0.96" office:value-type="float" office:value="0.286852760435134">
            <text:p>0.2869</text:p>
          </table:table-cell>
          <table:table-cell table:formula="of:=1 - SQRT( POWER([.A71]; 2) +POWER( [.B71];2))" office:value-type="float" office:value="0.289039124818759">
            <text:p>0.2890</text:p>
          </table:table-cell>
          <table:table-cell table:formula="of:=(ATAN([.C71]/[.B71]) - ATAN([.C70]/[.B70]))/([.G71]-[.G70])" office:value-type="float" office:value="-5.6813858127841">
            <text:p>-5.6814</text:p>
          </table:table-cell>
          <table:table-cell table:formula="of:=-(ATAN([.C71]/[.A71]) - ATAN([.C70]/[.A70]))/([.G71]-[.G70])" office:value-type="float" office:value="10.0363706678641">
            <text:p>10.0364</text:p>
          </table:table-cell>
          <table:table-cell table:formula="of:=(ATAN([.B71]/[.A71]) - ATAN([.B70]/[.A70]))/([.G71]-[.G70])" office:value-type="float" office:value="-5.25409373429454">
            <text:p>-5.2541</text:p>
          </table:table-cell>
          <table:table-cell table:formula="of:=[.G70]+0.01" office:value-type="float" office:value="0.7">
            <text:p>0.7000</text:p>
          </table:table-cell>
        </table:table-row>
        <table:table-row table:style-name="ro1">
          <table:table-cell table:formula="of:=[.A71]*1.1" office:value-type="float" office:value="0.715575880282278">
            <text:p>0.7156</text:p>
          </table:table-cell>
          <table:table-cell table:formula="of:=[.B71]*0.96" office:value-type="float" office:value="0.275378650017728">
            <text:p>0.2754</text:p>
          </table:table-cell>
          <table:table-cell table:formula="of:=1 - SQRT( POWER([.A72]; 2) +POWER( [.B72];2))" office:value-type="float" office:value="0.233265207958226">
            <text:p>0.2333</text:p>
          </table:table-cell>
          <table:table-cell table:formula="of:=(ATAN([.C72]/[.B72]) - ATAN([.C71]/[.B71]))/([.G72]-[.G71])" office:value-type="float" office:value="-8.64035879911888">
            <text:p>-8.6404</text:p>
          </table:table-cell>
          <table:table-cell table:formula="of:=-(ATAN([.C72]/[.A72]) - ATAN([.C71]/[.A71]))/([.G72]-[.G71])" office:value-type="float" office:value="10.2998223992872">
            <text:p>10.2998</text:p>
          </table:table-cell>
          <table:table-cell table:formula="of:=(ATAN([.B72]/[.A72]) - ATAN([.B71]/[.A71]))/([.G72]-[.G71])" office:value-type="float" office:value="-4.79430425236273">
            <text:p>-4.7943</text:p>
          </table:table-cell>
          <table:table-cell table:formula="of:=[.G71]+0.01" office:value-type="float" office:value="0.71">
            <text:p>0.7100</text:p>
          </table:table-cell>
        </table:table-row>
        <table:table-row table:style-name="ro1">
          <table:table-cell table:formula="of:=[.A72]*1.1" office:value-type="float" office:value="0.787133468310506">
            <text:p>0.7871</text:p>
          </table:table-cell>
          <table:table-cell table:formula="of:=[.B72]*0.96" office:value-type="float" office:value="0.264363504017019">
            <text:p>0.2644</text:p>
          </table:table-cell>
          <table:table-cell table:formula="of:=1 - SQRT( POWER([.A73]; 2) +POWER( [.B73];2))" office:value-type="float" office:value="0.169658408129111">
            <text:p>0.1697</text:p>
          </table:table-cell>
          <table:table-cell table:formula="of:=(ATAN([.C73]/[.B73]) - ATAN([.C72]/[.B72]))/([.G73]-[.G72])" office:value-type="float" office:value="-13.2228965046701">
            <text:p>-13.2229</text:p>
          </table:table-cell>
          <table:table-cell table:formula="of:=-(ATAN([.C73]/[.A73]) - ATAN([.C72]/[.A72]))/([.G73]-[.G72])" office:value-type="float" office:value="10.282844005083">
            <text:p>10.2828</text:p>
          </table:table-cell>
          <table:table-cell table:formula="of:=(ATAN([.B73]/[.A73]) - ATAN([.B72]/[.A72]))/([.G73]-[.G72])" office:value-type="float" office:value="-4.33459013504529">
            <text:p>-4.3346</text:p>
          </table:table-cell>
          <table:table-cell table:formula="of:=[.G72]+0.01" office:value-type="float" office:value="0.72">
            <text:p>0.7200</text:p>
          </table:table-cell>
        </table:table-row>
        <table:table-row table:style-name="ro1">
          <table:table-cell table:formula="of:=[.A73]*1.1" office:value-type="float" office:value="0.865846815141556">
            <text:p>0.8658</text:p>
          </table:table-cell>
          <table:table-cell table:formula="of:=[.B73]*0.96" office:value-type="float" office:value="0.253788963856338">
            <text:p>0.2538</text:p>
          </table:table-cell>
          <table:table-cell table:formula="of:=1 - SQRT( POWER([.A74]; 2) +POWER( [.B74];2))" office:value-type="float" office:value="0.097725349205659">
            <text:p>0.0977</text:p>
          </table:table-cell>
          <table:table-cell table:formula="of:=(ATAN([.C74]/[.B74]) - ATAN([.C73]/[.B73]))/([.G74]-[.G73])" office:value-type="float" office:value="-20.2996276699037">
            <text:p>-20.2996</text:p>
          </table:table-cell>
          <table:table-cell table:formula="of:=-(ATAN([.C74]/[.A74]) - ATAN([.C73]/[.A73]))/([.G74]-[.G73])" office:value-type="float" office:value="9.99006799181151">
            <text:p>9.9901</text:p>
          </table:table-cell>
          <table:table-cell table:formula="of:=(ATAN([.B74]/[.A74]) - ATAN([.B73]/[.A73]))/([.G74]-[.G73])" office:value-type="float" office:value="-3.88948294689656">
            <text:p>-3.8895</text:p>
          </table:table-cell>
          <table:table-cell table:formula="of:=[.G73]+0.01" office:value-type="float" office:value="0.73">
            <text:p>0.7300</text:p>
          </table:table-cell>
        </table:table-row>
        <table:table-row table:style-name="ro1">
          <table:table-cell table:formula="of:=[.A74]*1.1" office:value-type="float" office:value="0.952431496655712">
            <text:p>0.9524</text:p>
          </table:table-cell>
          <table:table-cell table:formula="of:=[.B74]*0.96" office:value-type="float" office:value="0.243637405302085">
            <text:p>0.2436</text:p>
          </table:table-cell>
          <table:table-cell table:formula="of:=1 - SQRT( POWER([.A75]; 2) +POWER( [.B75];2))" office:value-type="float" office:value="0.0169003402074784">
            <text:p>0.0169</text:p>
          </table:table-cell>
          <table:table-cell table:formula="of:=(ATAN([.C75]/[.B75]) - ATAN([.C74]/[.B74]))/([.G75]-[.G74])" office:value-type="float" office:value="-29.8309966466903">
            <text:p>-29.8310</text:p>
          </table:table-cell>
          <table:table-cell table:formula="of:=-(ATAN([.C75]/[.A75]) - ATAN([.C74]/[.A74]))/([.G75]-[.G74])" office:value-type="float" office:value="9.46485983429359">
            <text:p>9.4649</text:p>
          </table:table-cell>
          <table:table-cell table:formula="of:=(ATAN([.B75]/[.A75]) - ATAN([.B74]/[.A74]))/([.G75]-[.G74])" office:value-type="float" office:value="-3.46890681620978">
            <text:p>-3.4689</text:p>
          </table:table-cell>
          <table:table-cell table:formula="of:=[.G74]+0.01" office:value-type="float" office:value="0.74">
            <text:p>0.7400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18/01/2010</text:date>, <text:time>13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18T13:41:48</dc:date>
    <meta:generator>OpenOffice.org/3.1$Linux OpenOffice.org_project/310m19$Build-9420</meta:generator>
    <meta:editing-duration>PT00H33M50S</meta:editing-duration>
    <meta:editing-cycles>1</meta:editing-cycles>
    <meta:document-statistic meta:table-count="2" meta:cell-count="525" meta:object-count="0"/>
  </office:meta>
</office:document-meta>
</file>